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91.25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33.25pt"/>
    </style:style>
    <style:style style:name="co5" style:family="table-column">
      <style:table-column-properties fo:break-before="auto" style:column-width="133.3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9.84pt"/>
    </style:style>
    <style:style style:name="ro1" style:family="table-row">
      <style:table-row-properties style:row-height="76.65pt" fo:break-before="auto" style:use-optimal-row-height="fals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61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ight_chocolate" table:style-name="ta1">
        <table:shapes>
          <draw:frame draw:z-index="0" draw:style-name="gr1" draw:text-style-name="P1" svg:width="720pt" svg:height="432pt" svg:x="726.01pt" svg:y="0pt">
            <loext:p draw:notify-on-update-of-ranges="height_chocolate.B1:height_chocolate.B1 height_chocolate.B2:height_chocolate.B102 height_chocolate.F2:height_chocolate.F2 height_chocolate.F3:height_chocolate.F102 height_chocolate.G2:height_chocolate.G2 height_chocolate.G3:height_chocolate.G102 height_chocolate.A1:height_chocolate.A1 height_chocolate.A2:height_chocolate.A102 height_chocolate.D1:height_chocolate.D1 height_chocolate.D2:height_chocolate.D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Algoritmo previo</text:p>
          </table:table-cell>
          <table:table-cell table:style-name="ce1" office:value-type="string" calcext:value-type="string">
            <text:p>Algoritmo actual</text:p>
          </table:table-cell>
          <table:table-cell table:style-name="ce1" office:value-type="string" calcext:value-type="string">
            <text:p>Algoritmo previo</text:p>
          </table:table-cell>
          <table:table-cell table:style-name="ce1" office:value-type="string" calcext:value-type="string">
            <text:p>Ideal</text:p>
          </table:table-cell>
          <table:table-cell table:style-name="ce1"/>
          <table:table-cell table:style-name="ce4" office:value-type="string" calcext:value-type="string" table:number-columns-spanned="2" table:number-rows-spanned="1">
            <text:p>MEDIA</text:p>
          </table:table-cell>
          <table:covered-table-cell table:style-name="ce1"/>
          <table:table-cell table:style-name="ce1" office:value-type="string" calcext:value-type="string">
            <text:p>Error medio cuadrático algoritmo actual</text:p>
          </table:table-cell>
          <table:table-cell table:style-name="ce1" office:value-type="string" calcext:value-type="string">
            <text:p>Error medio cuadrático algoritmo previo</text:p>
          </table:table-cell>
          <table:table-cell table:style-name="ce5"/>
        </table:table-row>
        <table:table-row table:style-name="ro2">
          <table:table-cell table:formula="of:=[.C2]+0.0024" office:value-type="float" office:value="0.0213192" calcext:value-type="float">
            <text:p>0.0213192</text:p>
          </table:table-cell>
          <table:table-cell office:value-type="float" office:value="0.0254007" calcext:value-type="float">
            <text:p>0.0254007</text:p>
          </table:table-cell>
          <table:table-cell office:value-type="float" office:value="0.0189192" calcext:value-type="float">
            <text:p>0.0189192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Media (Algoritmo actual)</text:p>
          </table:table-cell>
          <table:table-cell office:value-type="string" calcext:value-type="string">
            <text:p>Media (Algoritmo previo)</text:p>
          </table:table-cell>
          <table:table-cell table:formula="of:=ABS([.D2]-[.B2])" office:value-type="float" office:value="0.0045993" calcext:value-type="float">
            <text:p>0.0045993</text:p>
          </table:table-cell>
          <table:table-cell table:formula="of:=ABS([.C2]-[.D2])" office:value-type="float" office:value="0.0110808" calcext:value-type="float">
            <text:p>0.0110808</text:p>
          </table:table-cell>
          <table:table-cell/>
        </table:table-row>
        <table:table-row table:style-name="ro2">
          <table:table-cell table:formula="of:=[.C3]+0.0024" office:value-type="float" office:value="0.0199912" calcext:value-type="float">
            <text:p>0.0199912</text:p>
          </table:table-cell>
          <table:table-cell office:value-type="float" office:value="0.0202695" calcext:value-type="float">
            <text:p>0.0202695</text:p>
          </table:table-cell>
          <table:table-cell office:value-type="float" office:value="0.0175912" calcext:value-type="float">
            <text:p>0.0175912</text:p>
          </table:table-cell>
          <table:table-cell table:formula="of:=[.D2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3]-[.B3])" office:value-type="float" office:value="0.0097305" calcext:value-type="float">
            <text:p>0.0097305</text:p>
          </table:table-cell>
          <table:table-cell table:formula="of:=ABS([.C3]-[.D3])" office:value-type="float" office:value="0.0124088" calcext:value-type="float">
            <text:p>0.0124088</text:p>
          </table:table-cell>
          <table:table-cell/>
        </table:table-row>
        <table:table-row table:style-name="ro2">
          <table:table-cell table:formula="of:=[.C4]+0.0024" office:value-type="float" office:value="0.0199825" calcext:value-type="float">
            <text:p>0.0199825</text:p>
          </table:table-cell>
          <table:table-cell office:value-type="float" office:value="0.0223442" calcext:value-type="float">
            <text:p>0.0223442</text:p>
          </table:table-cell>
          <table:table-cell office:value-type="float" office:value="0.0175825" calcext:value-type="float">
            <text:p>0.0175825</text:p>
          </table:table-cell>
          <table:table-cell table:formula="of:=[.D3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4]-[.B4])" office:value-type="float" office:value="0.0076558" calcext:value-type="float">
            <text:p>0.0076558</text:p>
          </table:table-cell>
          <table:table-cell table:formula="of:=ABS([.C4]-[.D4])" office:value-type="float" office:value="0.0124175" calcext:value-type="float">
            <text:p>0.0124175</text:p>
          </table:table-cell>
          <table:table-cell/>
        </table:table-row>
        <table:table-row table:style-name="ro2">
          <table:table-cell table:formula="of:=[.C5]+0.0024" office:value-type="float" office:value="0.0237235" calcext:value-type="float">
            <text:p>0.0237235</text:p>
          </table:table-cell>
          <table:table-cell office:value-type="float" office:value="0.0215471" calcext:value-type="float">
            <text:p>0.0215471</text:p>
          </table:table-cell>
          <table:table-cell office:value-type="float" office:value="0.0213235" calcext:value-type="float">
            <text:p>0.0213235</text:p>
          </table:table-cell>
          <table:table-cell table:formula="of:=[.D4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5]-[.B5])" office:value-type="float" office:value="0.0084529" calcext:value-type="float">
            <text:p>0.0084529</text:p>
          </table:table-cell>
          <table:table-cell table:formula="of:=ABS([.C5]-[.D5])" office:value-type="float" office:value="0.0086765" calcext:value-type="float">
            <text:p>0.0086765</text:p>
          </table:table-cell>
          <table:table-cell/>
        </table:table-row>
        <table:table-row table:style-name="ro2">
          <table:table-cell table:formula="of:=[.C6]+0.0024" office:value-type="float" office:value="0.0175734" calcext:value-type="float">
            <text:p>0.0175734</text:p>
          </table:table-cell>
          <table:table-cell office:value-type="float" office:value="0.022751" calcext:value-type="float">
            <text:p>0.022751</text:p>
          </table:table-cell>
          <table:table-cell office:value-type="float" office:value="0.0151734" calcext:value-type="float">
            <text:p>0.0151734</text:p>
          </table:table-cell>
          <table:table-cell table:formula="of:=[.D5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6]-[.B6])" office:value-type="float" office:value="0.007249" calcext:value-type="float">
            <text:p>0.007249</text:p>
          </table:table-cell>
          <table:table-cell table:formula="of:=ABS([.C6]-[.D6])" office:value-type="float" office:value="0.0148266" calcext:value-type="float">
            <text:p>0.0148266</text:p>
          </table:table-cell>
          <table:table-cell/>
        </table:table-row>
        <table:table-row table:style-name="ro2">
          <table:table-cell table:formula="of:=[.C7]+0.0024" office:value-type="float" office:value="0.0222619" calcext:value-type="float">
            <text:p>0.0222619</text:p>
          </table:table-cell>
          <table:table-cell office:value-type="float" office:value="0.0240266" calcext:value-type="float">
            <text:p>0.0240266</text:p>
          </table:table-cell>
          <table:table-cell office:value-type="float" office:value="0.0198619" calcext:value-type="float">
            <text:p>0.0198619</text:p>
          </table:table-cell>
          <table:table-cell table:formula="of:=[.D6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7]-[.B7])" office:value-type="float" office:value="0.0059734" calcext:value-type="float">
            <text:p>0.0059734</text:p>
          </table:table-cell>
          <table:table-cell table:formula="of:=ABS([.C7]-[.D7])" office:value-type="float" office:value="0.0101381" calcext:value-type="float">
            <text:p>0.0101381</text:p>
          </table:table-cell>
          <table:table-cell/>
        </table:table-row>
        <table:table-row table:style-name="ro2">
          <table:table-cell table:formula="of:=[.C8]+0.0024" office:value-type="float" office:value="0.0237047" calcext:value-type="float">
            <text:p>0.0237047</text:p>
          </table:table-cell>
          <table:table-cell office:value-type="float" office:value="0.0215471" calcext:value-type="float">
            <text:p>0.0215471</text:p>
          </table:table-cell>
          <table:table-cell office:value-type="float" office:value="0.0213047" calcext:value-type="float">
            <text:p>0.0213047</text:p>
          </table:table-cell>
          <table:table-cell table:formula="of:=[.D7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8]-[.B8])" office:value-type="float" office:value="0.0084529" calcext:value-type="float">
            <text:p>0.0084529</text:p>
          </table:table-cell>
          <table:table-cell table:formula="of:=ABS([.C8]-[.D8])" office:value-type="float" office:value="0.0086953" calcext:value-type="float">
            <text:p>0.0086953</text:p>
          </table:table-cell>
          <table:table-cell/>
        </table:table-row>
        <table:table-row table:style-name="ro2">
          <table:table-cell table:formula="of:=[.C9]+0.0024" office:value-type="float" office:value="0.0221974" calcext:value-type="float">
            <text:p>0.0221974</text:p>
          </table:table-cell>
          <table:table-cell office:value-type="float" office:value="0.0215485" calcext:value-type="float">
            <text:p>0.0215485</text:p>
          </table:table-cell>
          <table:table-cell office:value-type="float" office:value="0.0197974" calcext:value-type="float">
            <text:p>0.0197974</text:p>
          </table:table-cell>
          <table:table-cell table:formula="of:=[.D8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9]-[.B9])" office:value-type="float" office:value="0.0084515" calcext:value-type="float">
            <text:p>0.0084515</text:p>
          </table:table-cell>
          <table:table-cell table:formula="of:=ABS([.C9]-[.D9])" office:value-type="float" office:value="0.0102026" calcext:value-type="float">
            <text:p>0.0102026</text:p>
          </table:table-cell>
          <table:table-cell/>
        </table:table-row>
        <table:table-row table:style-name="ro2">
          <table:table-cell table:formula="of:=[.C10]+0.0024" office:value-type="float" office:value="0.0207794" calcext:value-type="float">
            <text:p>0.0207794</text:p>
          </table:table-cell>
          <table:table-cell office:value-type="float" office:value="0.0197786" calcext:value-type="float">
            <text:p>0.0197786</text:p>
          </table:table-cell>
          <table:table-cell office:value-type="float" office:value="0.0183794" calcext:value-type="float">
            <text:p>0.0183794</text:p>
          </table:table-cell>
          <table:table-cell table:formula="of:=[.D9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10]-[.B10])" office:value-type="float" office:value="0.0102214" calcext:value-type="float">
            <text:p>0.0102214</text:p>
          </table:table-cell>
          <table:table-cell table:formula="of:=ABS([.C10]-[.D10])" office:value-type="float" office:value="0.0116206" calcext:value-type="float">
            <text:p>0.0116206</text:p>
          </table:table-cell>
          <table:table-cell/>
        </table:table-row>
        <table:table-row table:style-name="ro2">
          <table:table-cell table:formula="of:=[.C11]+0.0024" office:value-type="float" office:value="0.0184827" calcext:value-type="float">
            <text:p>0.0184827</text:p>
          </table:table-cell>
          <table:table-cell office:value-type="float" office:value="0.0254007" calcext:value-type="float">
            <text:p>0.0254007</text:p>
          </table:table-cell>
          <table:table-cell office:value-type="float" office:value="0.0160827" calcext:value-type="float">
            <text:p>0.0160827</text:p>
          </table:table-cell>
          <table:table-cell table:formula="of:=[.D10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11]-[.B11])" office:value-type="float" office:value="0.0045993" calcext:value-type="float">
            <text:p>0.0045993</text:p>
          </table:table-cell>
          <table:table-cell table:formula="of:=ABS([.C11]-[.D11])" office:value-type="float" office:value="0.0139173" calcext:value-type="float">
            <text:p>0.0139173</text:p>
          </table:table-cell>
          <table:table-cell/>
        </table:table-row>
        <table:table-row table:style-name="ro2">
          <table:table-cell table:formula="of:=[.C12]+0.0024" office:value-type="float" office:value="0.0192383" calcext:value-type="float">
            <text:p>0.0192383</text:p>
          </table:table-cell>
          <table:table-cell office:value-type="float" office:value="0.0200227" calcext:value-type="float">
            <text:p>0.0200227</text:p>
          </table:table-cell>
          <table:table-cell office:value-type="float" office:value="0.0168383" calcext:value-type="float">
            <text:p>0.0168383</text:p>
          </table:table-cell>
          <table:table-cell table:formula="of:=[.D11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12]-[.B12])" office:value-type="float" office:value="0.0099773" calcext:value-type="float">
            <text:p>0.0099773</text:p>
          </table:table-cell>
          <table:table-cell table:formula="of:=ABS([.C12]-[.D12])" office:value-type="float" office:value="0.0131617" calcext:value-type="float">
            <text:p>0.0131617</text:p>
          </table:table-cell>
          <table:table-cell/>
        </table:table-row>
        <table:table-row table:style-name="ro2">
          <table:table-cell table:formula="of:=[.C13]+0.0024" office:value-type="float" office:value="0.0222495" calcext:value-type="float">
            <text:p>0.0222495</text:p>
          </table:table-cell>
          <table:table-cell office:value-type="float" office:value="0.0229415" calcext:value-type="float">
            <text:p>0.0229415</text:p>
          </table:table-cell>
          <table:table-cell office:value-type="float" office:value="0.0198495" calcext:value-type="float">
            <text:p>0.0198495</text:p>
          </table:table-cell>
          <table:table-cell table:formula="of:=[.D12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13]-[.B13])" office:value-type="float" office:value="0.0070585" calcext:value-type="float">
            <text:p>0.0070585</text:p>
          </table:table-cell>
          <table:table-cell table:formula="of:=ABS([.C13]-[.D13])" office:value-type="float" office:value="0.0101505" calcext:value-type="float">
            <text:p>0.0101505</text:p>
          </table:table-cell>
          <table:table-cell/>
        </table:table-row>
        <table:table-row table:style-name="ro2">
          <table:table-cell table:formula="of:=[.C14]+0.0024" office:value-type="float" office:value="0.0207721" calcext:value-type="float">
            <text:p>0.0207721</text:p>
          </table:table-cell>
          <table:table-cell office:value-type="float" office:value="0.0230117" calcext:value-type="float">
            <text:p>0.0230117</text:p>
          </table:table-cell>
          <table:table-cell office:value-type="float" office:value="0.0183721" calcext:value-type="float">
            <text:p>0.0183721</text:p>
          </table:table-cell>
          <table:table-cell table:formula="of:=[.D13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14]-[.B14])" office:value-type="float" office:value="0.0069883" calcext:value-type="float">
            <text:p>0.0069883</text:p>
          </table:table-cell>
          <table:table-cell table:formula="of:=ABS([.C14]-[.D14])" office:value-type="float" office:value="0.0116279" calcext:value-type="float">
            <text:p>0.0116279</text:p>
          </table:table-cell>
          <table:table-cell/>
        </table:table-row>
        <table:table-row table:style-name="ro2">
          <table:table-cell table:formula="of:=[.C15]+0.0024" office:value-type="float" office:value="0.024411" calcext:value-type="float">
            <text:p>0.024411</text:p>
          </table:table-cell>
          <table:table-cell office:value-type="float" office:value="0.0230982" calcext:value-type="float">
            <text:p>0.0230982</text:p>
          </table:table-cell>
          <table:table-cell office:value-type="float" office:value="0.022011" calcext:value-type="float">
            <text:p>0.022011</text:p>
          </table:table-cell>
          <table:table-cell table:formula="of:=[.D14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15]-[.B15])" office:value-type="float" office:value="0.0069018" calcext:value-type="float">
            <text:p>0.0069018</text:p>
          </table:table-cell>
          <table:table-cell table:formula="of:=ABS([.C15]-[.D15])" office:value-type="float" office:value="0.007989" calcext:value-type="float">
            <text:p>0.007989</text:p>
          </table:table-cell>
          <table:table-cell/>
        </table:table-row>
        <table:table-row table:style-name="ro2">
          <table:table-cell table:formula="of:=[.C16]+0.0024" office:value-type="float" office:value="0.0215721" calcext:value-type="float">
            <text:p>0.0215721</text:p>
          </table:table-cell>
          <table:table-cell office:value-type="float" office:value="0.0209275" calcext:value-type="float">
            <text:p>0.0209275</text:p>
          </table:table-cell>
          <table:table-cell office:value-type="float" office:value="0.0191721" calcext:value-type="float">
            <text:p>0.0191721</text:p>
          </table:table-cell>
          <table:table-cell table:formula="of:=[.D15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16]-[.B16])" office:value-type="float" office:value="0.0090725" calcext:value-type="float">
            <text:p>0.0090725</text:p>
          </table:table-cell>
          <table:table-cell table:formula="of:=ABS([.C16]-[.D16])" office:value-type="float" office:value="0.0108279" calcext:value-type="float">
            <text:p>0.0108279</text:p>
          </table:table-cell>
          <table:table-cell/>
        </table:table-row>
        <table:table-row table:style-name="ro2">
          <table:table-cell table:formula="of:=[.C17]+0.0024" office:value-type="float" office:value="0.0178012" calcext:value-type="float">
            <text:p>0.0178012</text:p>
          </table:table-cell>
          <table:table-cell office:value-type="float" office:value="0.0230117" calcext:value-type="float">
            <text:p>0.0230117</text:p>
          </table:table-cell>
          <table:table-cell office:value-type="float" office:value="0.0154012" calcext:value-type="float">
            <text:p>0.0154012</text:p>
          </table:table-cell>
          <table:table-cell table:formula="of:=[.D16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17]-[.B17])" office:value-type="float" office:value="0.0069883" calcext:value-type="float">
            <text:p>0.0069883</text:p>
          </table:table-cell>
          <table:table-cell table:formula="of:=ABS([.C17]-[.D17])" office:value-type="float" office:value="0.0145988" calcext:value-type="float">
            <text:p>0.0145988</text:p>
          </table:table-cell>
          <table:table-cell/>
        </table:table-row>
        <table:table-row table:style-name="ro2">
          <table:table-cell table:formula="of:=[.C18]+0.0024" office:value-type="float" office:value="0.0170072" calcext:value-type="float">
            <text:p>0.0170072</text:p>
          </table:table-cell>
          <table:table-cell office:value-type="float" office:value="0.0202695" calcext:value-type="float">
            <text:p>0.0202695</text:p>
          </table:table-cell>
          <table:table-cell office:value-type="float" office:value="0.0146072" calcext:value-type="float">
            <text:p>0.0146072</text:p>
          </table:table-cell>
          <table:table-cell table:formula="of:=[.D17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18]-[.B18])" office:value-type="float" office:value="0.0097305" calcext:value-type="float">
            <text:p>0.0097305</text:p>
          </table:table-cell>
          <table:table-cell table:formula="of:=ABS([.C18]-[.D18])" office:value-type="float" office:value="0.0153928" calcext:value-type="float">
            <text:p>0.0153928</text:p>
          </table:table-cell>
          <table:table-cell/>
        </table:table-row>
        <table:table-row table:style-name="ro2">
          <table:table-cell table:formula="of:=[.C19]+0.0024" office:value-type="float" office:value="0.0207794" calcext:value-type="float">
            <text:p>0.0207794</text:p>
          </table:table-cell>
          <table:table-cell office:value-type="float" office:value="0.0223353" calcext:value-type="float">
            <text:p>0.0223353</text:p>
          </table:table-cell>
          <table:table-cell office:value-type="float" office:value="0.0183794" calcext:value-type="float">
            <text:p>0.0183794</text:p>
          </table:table-cell>
          <table:table-cell table:formula="of:=[.D18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19]-[.B19])" office:value-type="float" office:value="0.0076647" calcext:value-type="float">
            <text:p>0.0076647</text:p>
          </table:table-cell>
          <table:table-cell table:formula="of:=ABS([.C19]-[.D19])" office:value-type="float" office:value="0.0116206" calcext:value-type="float">
            <text:p>0.0116206</text:p>
          </table:table-cell>
          <table:table-cell/>
        </table:table-row>
        <table:table-row table:style-name="ro2">
          <table:table-cell table:formula="of:=[.C20]+0.0024" office:value-type="float" office:value="0.0162617" calcext:value-type="float">
            <text:p>0.0162617</text:p>
          </table:table-cell>
          <table:table-cell office:value-type="float" office:value="0.0197771" calcext:value-type="float">
            <text:p>0.0197771</text:p>
          </table:table-cell>
          <table:table-cell office:value-type="float" office:value="0.0138617" calcext:value-type="float">
            <text:p>0.0138617</text:p>
          </table:table-cell>
          <table:table-cell table:formula="of:=[.D19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20]-[.B20])" office:value-type="float" office:value="0.0102229" calcext:value-type="float">
            <text:p>0.0102229</text:p>
          </table:table-cell>
          <table:table-cell table:formula="of:=ABS([.C20]-[.D20])" office:value-type="float" office:value="0.0161383" calcext:value-type="float">
            <text:p>0.0161383</text:p>
          </table:table-cell>
          <table:table-cell/>
        </table:table-row>
        <table:table-row table:style-name="ro2">
          <table:table-cell table:formula="of:=[.C21]+0.0024" office:value-type="float" office:value="0.0206931" calcext:value-type="float">
            <text:p>0.0206931</text:p>
          </table:table-cell>
          <table:table-cell office:value-type="float" office:value="0.0197815" calcext:value-type="float">
            <text:p>0.0197815</text:p>
          </table:table-cell>
          <table:table-cell office:value-type="float" office:value="0.0182931" calcext:value-type="float">
            <text:p>0.0182931</text:p>
          </table:table-cell>
          <table:table-cell table:formula="of:=[.D20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21]-[.B21])" office:value-type="float" office:value="0.0102185" calcext:value-type="float">
            <text:p>0.0102185</text:p>
          </table:table-cell>
          <table:table-cell table:formula="of:=ABS([.C21]-[.D21])" office:value-type="float" office:value="0.0117069" calcext:value-type="float">
            <text:p>0.0117069</text:p>
          </table:table-cell>
          <table:table-cell/>
        </table:table-row>
        <table:table-row table:style-name="ro2">
          <table:table-cell table:formula="of:=[.C22]+0.0024" office:value-type="float" office:value="0.0207735" calcext:value-type="float">
            <text:p>0.0207735</text:p>
          </table:table-cell>
          <table:table-cell office:value-type="float" office:value="0.0229667" calcext:value-type="float">
            <text:p>0.0229667</text:p>
          </table:table-cell>
          <table:table-cell office:value-type="float" office:value="0.0183735" calcext:value-type="float">
            <text:p>0.0183735</text:p>
          </table:table-cell>
          <table:table-cell table:formula="of:=[.D21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22]-[.B22])" office:value-type="float" office:value="0.0070333" calcext:value-type="float">
            <text:p>0.0070333</text:p>
          </table:table-cell>
          <table:table-cell table:formula="of:=ABS([.C22]-[.D22])" office:value-type="float" office:value="0.0116265" calcext:value-type="float">
            <text:p>0.0116265</text:p>
          </table:table-cell>
          <table:table-cell/>
        </table:table-row>
        <table:table-row table:style-name="ro2">
          <table:table-cell table:formula="of:=[.C23]+0.0024" office:value-type="float" office:value="0.0237516" calcext:value-type="float">
            <text:p>0.0237516</text:p>
          </table:table-cell>
          <table:table-cell office:value-type="float" office:value="0.022118" calcext:value-type="float">
            <text:p>0.022118</text:p>
          </table:table-cell>
          <table:table-cell office:value-type="float" office:value="0.0213516" calcext:value-type="float">
            <text:p>0.0213516</text:p>
          </table:table-cell>
          <table:table-cell table:formula="of:=[.D22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23]-[.B23])" office:value-type="float" office:value="0.007882" calcext:value-type="float">
            <text:p>0.007882</text:p>
          </table:table-cell>
          <table:table-cell table:formula="of:=ABS([.C23]-[.D23])" office:value-type="float" office:value="0.0086484" calcext:value-type="float">
            <text:p>0.0086484</text:p>
          </table:table-cell>
          <table:table-cell/>
        </table:table-row>
        <table:table-row table:style-name="ro2">
          <table:table-cell table:formula="of:=[.C24]+0.0024" office:value-type="float" office:value="0.0198406" calcext:value-type="float">
            <text:p>0.0198406</text:p>
          </table:table-cell>
          <table:table-cell office:value-type="float" office:value="0.0197815" calcext:value-type="float">
            <text:p>0.0197815</text:p>
          </table:table-cell>
          <table:table-cell office:value-type="float" office:value="0.0174406" calcext:value-type="float">
            <text:p>0.0174406</text:p>
          </table:table-cell>
          <table:table-cell table:formula="of:=[.D23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24]-[.B24])" office:value-type="float" office:value="0.0102185" calcext:value-type="float">
            <text:p>0.0102185</text:p>
          </table:table-cell>
          <table:table-cell table:formula="of:=ABS([.C24]-[.D24])" office:value-type="float" office:value="0.0125594" calcext:value-type="float">
            <text:p>0.0125594</text:p>
          </table:table-cell>
          <table:table-cell/>
        </table:table-row>
        <table:table-row table:style-name="ro2">
          <table:table-cell table:formula="of:=[.C25]+0.0024" office:value-type="float" office:value="0.0222544" calcext:value-type="float">
            <text:p>0.0222544</text:p>
          </table:table-cell>
          <table:table-cell office:value-type="float" office:value="0.0243376" calcext:value-type="float">
            <text:p>0.0243376</text:p>
          </table:table-cell>
          <table:table-cell office:value-type="float" office:value="0.0198544" calcext:value-type="float">
            <text:p>0.0198544</text:p>
          </table:table-cell>
          <table:table-cell table:formula="of:=[.D24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25]-[.B25])" office:value-type="float" office:value="0.0056624" calcext:value-type="float">
            <text:p>0.0056624</text:p>
          </table:table-cell>
          <table:table-cell table:formula="of:=ABS([.C25]-[.D25])" office:value-type="float" office:value="0.0101456" calcext:value-type="float">
            <text:p>0.0101456</text:p>
          </table:table-cell>
          <table:table-cell/>
        </table:table-row>
        <table:table-row table:style-name="ro2">
          <table:table-cell table:formula="of:=[.C26]+0.0024" office:value-type="float" office:value="0.0192223" calcext:value-type="float">
            <text:p>0.0192223</text:p>
          </table:table-cell>
          <table:table-cell office:value-type="float" office:value="0.0227495" calcext:value-type="float">
            <text:p>0.0227495</text:p>
          </table:table-cell>
          <table:table-cell office:value-type="float" office:value="0.0168223" calcext:value-type="float">
            <text:p>0.0168223</text:p>
          </table:table-cell>
          <table:table-cell table:formula="of:=[.D25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26]-[.B26])" office:value-type="float" office:value="0.0072505" calcext:value-type="float">
            <text:p>0.0072505</text:p>
          </table:table-cell>
          <table:table-cell table:formula="of:=ABS([.C26]-[.D26])" office:value-type="float" office:value="0.0131777" calcext:value-type="float">
            <text:p>0.0131777</text:p>
          </table:table-cell>
          <table:table-cell/>
        </table:table-row>
        <table:table-row table:style-name="ro2">
          <table:table-cell table:formula="of:=[.C27]+0.0024" office:value-type="float" office:value="0.0193303" calcext:value-type="float">
            <text:p>0.0193303</text:p>
          </table:table-cell>
          <table:table-cell office:value-type="float" office:value="0.0209156" calcext:value-type="float">
            <text:p>0.0209156</text:p>
          </table:table-cell>
          <table:table-cell office:value-type="float" office:value="0.0169303" calcext:value-type="float">
            <text:p>0.0169303</text:p>
          </table:table-cell>
          <table:table-cell table:formula="of:=[.D26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27]-[.B27])" office:value-type="float" office:value="0.0090844" calcext:value-type="float">
            <text:p>0.0090844</text:p>
          </table:table-cell>
          <table:table-cell table:formula="of:=ABS([.C27]-[.D27])" office:value-type="float" office:value="0.0130697" calcext:value-type="float">
            <text:p>0.0130697</text:p>
          </table:table-cell>
          <table:table-cell/>
        </table:table-row>
        <table:table-row table:style-name="ro2">
          <table:table-cell table:formula="of:=[.C28]+0.0024" office:value-type="float" office:value="0.0192386" calcext:value-type="float">
            <text:p>0.0192386</text:p>
          </table:table-cell>
          <table:table-cell office:value-type="float" office:value="0.0243376" calcext:value-type="float">
            <text:p>0.0243376</text:p>
          </table:table-cell>
          <table:table-cell office:value-type="float" office:value="0.0168386" calcext:value-type="float">
            <text:p>0.0168386</text:p>
          </table:table-cell>
          <table:table-cell table:formula="of:=[.D27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28]-[.B28])" office:value-type="float" office:value="0.0056624" calcext:value-type="float">
            <text:p>0.0056624</text:p>
          </table:table-cell>
          <table:table-cell table:formula="of:=ABS([.C28]-[.D28])" office:value-type="float" office:value="0.0131614" calcext:value-type="float">
            <text:p>0.0131614</text:p>
          </table:table-cell>
          <table:table-cell/>
        </table:table-row>
        <table:table-row table:style-name="ro2">
          <table:table-cell table:formula="of:=[.C29]+0.0024" office:value-type="float" office:value="0.0191829" calcext:value-type="float">
            <text:p>0.0191829</text:p>
          </table:table-cell>
          <table:table-cell office:value-type="float" office:value="0.0171605" calcext:value-type="float">
            <text:p>0.0171605</text:p>
          </table:table-cell>
          <table:table-cell office:value-type="float" office:value="0.0167829" calcext:value-type="float">
            <text:p>0.0167829</text:p>
          </table:table-cell>
          <table:table-cell table:formula="of:=[.D28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29]-[.B29])" office:value-type="float" office:value="0.0128395" calcext:value-type="float">
            <text:p>0.0128395</text:p>
          </table:table-cell>
          <table:table-cell table:formula="of:=ABS([.C29]-[.D29])" office:value-type="float" office:value="0.0132171" calcext:value-type="float">
            <text:p>0.0132171</text:p>
          </table:table-cell>
          <table:table-cell/>
        </table:table-row>
        <table:table-row table:style-name="ro2">
          <table:table-cell table:formula="of:=[.C30]+0.0024" office:value-type="float" office:value="0.0207325" calcext:value-type="float">
            <text:p>0.0207325</text:p>
          </table:table-cell>
          <table:table-cell office:value-type="float" office:value="0.0209156" calcext:value-type="float">
            <text:p>0.0209156</text:p>
          </table:table-cell>
          <table:table-cell office:value-type="float" office:value="0.0183325" calcext:value-type="float">
            <text:p>0.0183325</text:p>
          </table:table-cell>
          <table:table-cell table:formula="of:=[.D29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30]-[.B30])" office:value-type="float" office:value="0.0090844" calcext:value-type="float">
            <text:p>0.0090844</text:p>
          </table:table-cell>
          <table:table-cell table:formula="of:=ABS([.C30]-[.D30])" office:value-type="float" office:value="0.0116675" calcext:value-type="float">
            <text:p>0.0116675</text:p>
          </table:table-cell>
          <table:table-cell/>
        </table:table-row>
        <table:table-row table:style-name="ro2">
          <table:table-cell table:formula="of:=[.C31]+0.0024" office:value-type="float" office:value="0.0191889" calcext:value-type="float">
            <text:p>0.0191889</text:p>
          </table:table-cell>
          <table:table-cell office:value-type="float" office:value="0.019159" calcext:value-type="float">
            <text:p>0.019159</text:p>
          </table:table-cell>
          <table:table-cell office:value-type="float" office:value="0.0167889" calcext:value-type="float">
            <text:p>0.0167889</text:p>
          </table:table-cell>
          <table:table-cell table:formula="of:=[.D30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31]-[.B31])" office:value-type="float" office:value="0.010841" calcext:value-type="float">
            <text:p>0.010841</text:p>
          </table:table-cell>
          <table:table-cell table:formula="of:=ABS([.C31]-[.D31])" office:value-type="float" office:value="0.0132111" calcext:value-type="float">
            <text:p>0.0132111</text:p>
          </table:table-cell>
          <table:table-cell/>
        </table:table-row>
        <table:table-row table:style-name="ro2">
          <table:table-cell table:formula="of:=[.C32]+0.0024" office:value-type="float" office:value="0.0192297" calcext:value-type="float">
            <text:p>0.0192297</text:p>
          </table:table-cell>
          <table:table-cell office:value-type="float" office:value="0.0200005" calcext:value-type="float">
            <text:p>0.0200005</text:p>
          </table:table-cell>
          <table:table-cell office:value-type="float" office:value="0.0168297" calcext:value-type="float">
            <text:p>0.0168297</text:p>
          </table:table-cell>
          <table:table-cell table:formula="of:=[.D31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32]-[.B32])" office:value-type="float" office:value="0.0099995" calcext:value-type="float">
            <text:p>0.0099995</text:p>
          </table:table-cell>
          <table:table-cell table:formula="of:=ABS([.C32]-[.D32])" office:value-type="float" office:value="0.0131703" calcext:value-type="float">
            <text:p>0.0131703</text:p>
          </table:table-cell>
          <table:table-cell/>
        </table:table-row>
        <table:table-row table:style-name="ro2">
          <table:table-cell table:formula="of:=[.C33]+0.0024" office:value-type="float" office:value="0.0198511" calcext:value-type="float">
            <text:p>0.0198511</text:p>
          </table:table-cell>
          <table:table-cell office:value-type="float" office:value="0.0197815" calcext:value-type="float">
            <text:p>0.0197815</text:p>
          </table:table-cell>
          <table:table-cell office:value-type="float" office:value="0.0174511" calcext:value-type="float">
            <text:p>0.0174511</text:p>
          </table:table-cell>
          <table:table-cell table:formula="of:=[.D32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33]-[.B33])" office:value-type="float" office:value="0.0102185" calcext:value-type="float">
            <text:p>0.0102185</text:p>
          </table:table-cell>
          <table:table-cell table:formula="of:=ABS([.C33]-[.D33])" office:value-type="float" office:value="0.0125489" calcext:value-type="float">
            <text:p>0.0125489</text:p>
          </table:table-cell>
          <table:table-cell/>
        </table:table-row>
        <table:table-row table:style-name="ro2">
          <table:table-cell table:formula="of:=[.C34]+0.0024" office:value-type="float" office:value="0.0215664" calcext:value-type="float">
            <text:p>0.0215664</text:p>
          </table:table-cell>
          <table:table-cell office:value-type="float" office:value="0.0229667" calcext:value-type="float">
            <text:p>0.0229667</text:p>
          </table:table-cell>
          <table:table-cell office:value-type="float" office:value="0.0191664" calcext:value-type="float">
            <text:p>0.0191664</text:p>
          </table:table-cell>
          <table:table-cell table:formula="of:=[.D33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34]-[.B34])" office:value-type="float" office:value="0.0070333" calcext:value-type="float">
            <text:p>0.0070333</text:p>
          </table:table-cell>
          <table:table-cell table:formula="of:=ABS([.C34]-[.D34])" office:value-type="float" office:value="0.0108336" calcext:value-type="float">
            <text:p>0.0108336</text:p>
          </table:table-cell>
          <table:table-cell/>
        </table:table-row>
        <table:table-row table:style-name="ro2">
          <table:table-cell table:formula="of:=[.C35]+0.0024" office:value-type="float" office:value="0.024411" calcext:value-type="float">
            <text:p>0.024411</text:p>
          </table:table-cell>
          <table:table-cell office:value-type="float" office:value="0.022118" calcext:value-type="float">
            <text:p>0.022118</text:p>
          </table:table-cell>
          <table:table-cell office:value-type="float" office:value="0.022011" calcext:value-type="float">
            <text:p>0.022011</text:p>
          </table:table-cell>
          <table:table-cell table:formula="of:=[.D34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35]-[.B35])" office:value-type="float" office:value="0.007882" calcext:value-type="float">
            <text:p>0.007882</text:p>
          </table:table-cell>
          <table:table-cell table:formula="of:=ABS([.C35]-[.D35])" office:value-type="float" office:value="0.007989" calcext:value-type="float">
            <text:p>0.007989</text:p>
          </table:table-cell>
          <table:table-cell/>
        </table:table-row>
        <table:table-row table:style-name="ro2">
          <table:table-cell table:formula="of:=[.C36]+0.0024" office:value-type="float" office:value="0.0220394" calcext:value-type="float">
            <text:p>0.0220394</text:p>
          </table:table-cell>
          <table:table-cell office:value-type="float" office:value="0.0209156" calcext:value-type="float">
            <text:p>0.0209156</text:p>
          </table:table-cell>
          <table:table-cell office:value-type="float" office:value="0.0196394" calcext:value-type="float">
            <text:p>0.0196394</text:p>
          </table:table-cell>
          <table:table-cell table:formula="of:=[.D35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36]-[.B36])" office:value-type="float" office:value="0.0090844" calcext:value-type="float">
            <text:p>0.0090844</text:p>
          </table:table-cell>
          <table:table-cell table:formula="of:=ABS([.C36]-[.D36])" office:value-type="float" office:value="0.0103606" calcext:value-type="float">
            <text:p>0.0103606</text:p>
          </table:table-cell>
          <table:table-cell/>
        </table:table-row>
        <table:table-row table:style-name="ro2">
          <table:table-cell table:formula="of:=[.C37]+0.0024" office:value-type="float" office:value="0.0200297" calcext:value-type="float">
            <text:p>0.0200297</text:p>
          </table:table-cell>
          <table:table-cell office:value-type="float" office:value="0.0229667" calcext:value-type="float">
            <text:p>0.0229667</text:p>
          </table:table-cell>
          <table:table-cell office:value-type="float" office:value="0.0176297" calcext:value-type="float">
            <text:p>0.0176297</text:p>
          </table:table-cell>
          <table:table-cell table:formula="of:=[.D36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37]-[.B37])" office:value-type="float" office:value="0.0070333" calcext:value-type="float">
            <text:p>0.0070333</text:p>
          </table:table-cell>
          <table:table-cell table:formula="of:=ABS([.C37]-[.D37])" office:value-type="float" office:value="0.0123703" calcext:value-type="float">
            <text:p>0.0123703</text:p>
          </table:table-cell>
          <table:table-cell/>
        </table:table-row>
        <table:table-row table:style-name="ro2">
          <table:table-cell table:formula="of:=[.C38]+0.0024" office:value-type="float" office:value="0.0214359" calcext:value-type="float">
            <text:p>0.0214359</text:p>
          </table:table-cell>
          <table:table-cell office:value-type="float" office:value="0.022118" calcext:value-type="float">
            <text:p>0.022118</text:p>
          </table:table-cell>
          <table:table-cell office:value-type="float" office:value="0.0190359" calcext:value-type="float">
            <text:p>0.0190359</text:p>
          </table:table-cell>
          <table:table-cell table:formula="of:=[.D37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38]-[.B38])" office:value-type="float" office:value="0.007882" calcext:value-type="float">
            <text:p>0.007882</text:p>
          </table:table-cell>
          <table:table-cell table:formula="of:=ABS([.C38]-[.D38])" office:value-type="float" office:value="0.0109641" calcext:value-type="float">
            <text:p>0.0109641</text:p>
          </table:table-cell>
          <table:table-cell/>
        </table:table-row>
        <table:table-row table:style-name="ro2">
          <table:table-cell table:formula="of:=[.C39]+0.0024" office:value-type="float" office:value="0.0222137" calcext:value-type="float">
            <text:p>0.0222137</text:p>
          </table:table-cell>
          <table:table-cell office:value-type="float" office:value="0.0254007" calcext:value-type="float">
            <text:p>0.0254007</text:p>
          </table:table-cell>
          <table:table-cell office:value-type="float" office:value="0.0198137" calcext:value-type="float">
            <text:p>0.0198137</text:p>
          </table:table-cell>
          <table:table-cell table:formula="of:=[.D38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39]-[.B39])" office:value-type="float" office:value="0.0045993" calcext:value-type="float">
            <text:p>0.0045993</text:p>
          </table:table-cell>
          <table:table-cell table:formula="of:=ABS([.C39]-[.D39])" office:value-type="float" office:value="0.0101863" calcext:value-type="float">
            <text:p>0.0101863</text:p>
          </table:table-cell>
          <table:table-cell/>
        </table:table-row>
        <table:table-row table:style-name="ro2">
          <table:table-cell table:formula="of:=[.C40]+0.0024" office:value-type="float" office:value="0.0228601" calcext:value-type="float">
            <text:p>0.0228601</text:p>
          </table:table-cell>
          <table:table-cell office:value-type="float" office:value="0.0215485" calcext:value-type="float">
            <text:p>0.0215485</text:p>
          </table:table-cell>
          <table:table-cell office:value-type="float" office:value="0.0204601" calcext:value-type="float">
            <text:p>0.0204601</text:p>
          </table:table-cell>
          <table:table-cell table:formula="of:=[.D39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40]-[.B40])" office:value-type="float" office:value="0.0084515" calcext:value-type="float">
            <text:p>0.0084515</text:p>
          </table:table-cell>
          <table:table-cell table:formula="of:=ABS([.C40]-[.D40])" office:value-type="float" office:value="0.0095399" calcext:value-type="float">
            <text:p>0.0095399</text:p>
          </table:table-cell>
          <table:table-cell/>
        </table:table-row>
        <table:table-row table:style-name="ro2">
          <table:table-cell table:formula="of:=[.C41]+0.0024" office:value-type="float" office:value="0.0215219" calcext:value-type="float">
            <text:p>0.0215219</text:p>
          </table:table-cell>
          <table:table-cell office:value-type="float" office:value="0.0171605" calcext:value-type="float">
            <text:p>0.0171605</text:p>
          </table:table-cell>
          <table:table-cell office:value-type="float" office:value="0.0191219" calcext:value-type="float">
            <text:p>0.0191219</text:p>
          </table:table-cell>
          <table:table-cell table:formula="of:=[.D40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41]-[.B41])" office:value-type="float" office:value="0.0128395" calcext:value-type="float">
            <text:p>0.0128395</text:p>
          </table:table-cell>
          <table:table-cell table:formula="of:=ABS([.C41]-[.D41])" office:value-type="float" office:value="0.0108781" calcext:value-type="float">
            <text:p>0.0108781</text:p>
          </table:table-cell>
          <table:table-cell/>
        </table:table-row>
        <table:table-row table:style-name="ro2">
          <table:table-cell table:formula="of:=[.C42]+0.0024" office:value-type="float" office:value="0.0222137" calcext:value-type="float">
            <text:p>0.0222137</text:p>
          </table:table-cell>
          <table:table-cell office:value-type="float" office:value="0.0212274" calcext:value-type="float">
            <text:p>0.0212274</text:p>
          </table:table-cell>
          <table:table-cell office:value-type="float" office:value="0.0198137" calcext:value-type="float">
            <text:p>0.0198137</text:p>
          </table:table-cell>
          <table:table-cell table:formula="of:=[.D41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42]-[.B42])" office:value-type="float" office:value="0.0087726" calcext:value-type="float">
            <text:p>0.0087726</text:p>
          </table:table-cell>
          <table:table-cell table:formula="of:=ABS([.C42]-[.D42])" office:value-type="float" office:value="0.0101863" calcext:value-type="float">
            <text:p>0.0101863</text:p>
          </table:table-cell>
          <table:table-cell/>
        </table:table-row>
        <table:table-row table:style-name="ro2">
          <table:table-cell table:formula="of:=[.C43]+0.0024" office:value-type="float" office:value="0.022196" calcext:value-type="float">
            <text:p>0.022196</text:p>
          </table:table-cell>
          <table:table-cell office:value-type="float" office:value="0.0229667" calcext:value-type="float">
            <text:p>0.0229667</text:p>
          </table:table-cell>
          <table:table-cell office:value-type="float" office:value="0.019796" calcext:value-type="float">
            <text:p>0.019796</text:p>
          </table:table-cell>
          <table:table-cell table:formula="of:=[.D42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43]-[.B43])" office:value-type="float" office:value="0.0070333" calcext:value-type="float">
            <text:p>0.0070333</text:p>
          </table:table-cell>
          <table:table-cell table:formula="of:=ABS([.C43]-[.D43])" office:value-type="float" office:value="0.010204" calcext:value-type="float">
            <text:p>0.010204</text:p>
          </table:table-cell>
          <table:table-cell/>
        </table:table-row>
        <table:table-row table:style-name="ro2">
          <table:table-cell table:formula="of:=[.C44]+0.0024" office:value-type="float" office:value="0.0207709" calcext:value-type="float">
            <text:p>0.0207709</text:p>
          </table:table-cell>
          <table:table-cell office:value-type="float" office:value="0.0191427" calcext:value-type="float">
            <text:p>0.0191427</text:p>
          </table:table-cell>
          <table:table-cell office:value-type="float" office:value="0.0183709" calcext:value-type="float">
            <text:p>0.0183709</text:p>
          </table:table-cell>
          <table:table-cell table:formula="of:=[.D43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44]-[.B44])" office:value-type="float" office:value="0.0108573" calcext:value-type="float">
            <text:p>0.0108573</text:p>
          </table:table-cell>
          <table:table-cell table:formula="of:=ABS([.C44]-[.D44])" office:value-type="float" office:value="0.0116291" calcext:value-type="float">
            <text:p>0.0116291</text:p>
          </table:table-cell>
          <table:table-cell/>
        </table:table-row>
        <table:table-row table:style-name="ro2">
          <table:table-cell table:formula="of:=[.C45]+0.0024" office:value-type="float" office:value="0.0200355" calcext:value-type="float">
            <text:p>0.0200355</text:p>
          </table:table-cell>
          <table:table-cell office:value-type="float" office:value="0.0197771" calcext:value-type="float">
            <text:p>0.0197771</text:p>
          </table:table-cell>
          <table:table-cell office:value-type="float" office:value="0.0176355" calcext:value-type="float">
            <text:p>0.0176355</text:p>
          </table:table-cell>
          <table:table-cell table:formula="of:=[.D44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45]-[.B45])" office:value-type="float" office:value="0.0102229" calcext:value-type="float">
            <text:p>0.0102229</text:p>
          </table:table-cell>
          <table:table-cell table:formula="of:=ABS([.C45]-[.D45])" office:value-type="float" office:value="0.0123645" calcext:value-type="float">
            <text:p>0.0123645</text:p>
          </table:table-cell>
          <table:table-cell/>
        </table:table-row>
        <table:table-row table:style-name="ro2">
          <table:table-cell table:formula="of:=[.C46]+0.0024" office:value-type="float" office:value="0.0200355" calcext:value-type="float">
            <text:p>0.0200355</text:p>
          </table:table-cell>
          <table:table-cell office:value-type="float" office:value="0.0191605" calcext:value-type="float">
            <text:p>0.0191605</text:p>
          </table:table-cell>
          <table:table-cell office:value-type="float" office:value="0.0176355" calcext:value-type="float">
            <text:p>0.0176355</text:p>
          </table:table-cell>
          <table:table-cell table:formula="of:=[.D45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46]-[.B46])" office:value-type="float" office:value="0.0108395" calcext:value-type="float">
            <text:p>0.0108395</text:p>
          </table:table-cell>
          <table:table-cell table:formula="of:=ABS([.C46]-[.D46])" office:value-type="float" office:value="0.0123645" calcext:value-type="float">
            <text:p>0.0123645</text:p>
          </table:table-cell>
          <table:table-cell/>
        </table:table-row>
        <table:table-row table:style-name="ro2">
          <table:table-cell table:formula="of:=[.C47]+0.0024" office:value-type="float" office:value="0.0200283" calcext:value-type="float">
            <text:p>0.0200283</text:p>
          </table:table-cell>
          <table:table-cell office:value-type="float" office:value="0.020929" calcext:value-type="float">
            <text:p>0.020929</text:p>
          </table:table-cell>
          <table:table-cell office:value-type="float" office:value="0.0176283" calcext:value-type="float">
            <text:p>0.0176283</text:p>
          </table:table-cell>
          <table:table-cell table:formula="of:=[.D46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47]-[.B47])" office:value-type="float" office:value="0.009071" calcext:value-type="float">
            <text:p>0.009071</text:p>
          </table:table-cell>
          <table:table-cell table:formula="of:=ABS([.C47]-[.D47])" office:value-type="float" office:value="0.0123717" calcext:value-type="float">
            <text:p>0.0123717</text:p>
          </table:table-cell>
          <table:table-cell/>
        </table:table-row>
        <table:table-row table:style-name="ro2">
          <table:table-cell table:formula="of:=[.C48]+0.0024" office:value-type="float" office:value="0.0170102" calcext:value-type="float">
            <text:p>0.0170102</text:p>
          </table:table-cell>
          <table:table-cell office:value-type="float" office:value="0.0197771" calcext:value-type="float">
            <text:p>0.0197771</text:p>
          </table:table-cell>
          <table:table-cell office:value-type="float" office:value="0.0146102" calcext:value-type="float">
            <text:p>0.0146102</text:p>
          </table:table-cell>
          <table:table-cell table:formula="of:=[.D47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48]-[.B48])" office:value-type="float" office:value="0.0102229" calcext:value-type="float">
            <text:p>0.0102229</text:p>
          </table:table-cell>
          <table:table-cell table:formula="of:=ABS([.C48]-[.D48])" office:value-type="float" office:value="0.0153898" calcext:value-type="float">
            <text:p>0.0153898</text:p>
          </table:table-cell>
          <table:table-cell/>
        </table:table-row>
        <table:table-row table:style-name="ro2">
          <table:table-cell table:formula="of:=[.C49]+0.0024" office:value-type="float" office:value="0.0230063" calcext:value-type="float">
            <text:p>0.0230063</text:p>
          </table:table-cell>
          <table:table-cell office:value-type="float" office:value="0.0230982" calcext:value-type="float">
            <text:p>0.0230982</text:p>
          </table:table-cell>
          <table:table-cell office:value-type="float" office:value="0.0206063" calcext:value-type="float">
            <text:p>0.0206063</text:p>
          </table:table-cell>
          <table:table-cell table:formula="of:=[.D48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49]-[.B49])" office:value-type="float" office:value="0.0069018" calcext:value-type="float">
            <text:p>0.0069018</text:p>
          </table:table-cell>
          <table:table-cell table:formula="of:=ABS([.C49]-[.D49])" office:value-type="float" office:value="0.0093937" calcext:value-type="float">
            <text:p>0.0093937</text:p>
          </table:table-cell>
          <table:table-cell/>
        </table:table-row>
        <table:table-row table:style-name="ro2">
          <table:table-cell table:formula="of:=[.C50]+0.0024" office:value-type="float" office:value="0.0200385" calcext:value-type="float">
            <text:p>0.0200385</text:p>
          </table:table-cell>
          <table:table-cell office:value-type="float" office:value="0.0238599" calcext:value-type="float">
            <text:p>0.0238599</text:p>
          </table:table-cell>
          <table:table-cell office:value-type="float" office:value="0.0176385" calcext:value-type="float">
            <text:p>0.0176385</text:p>
          </table:table-cell>
          <table:table-cell table:formula="of:=[.D49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50]-[.B50])" office:value-type="float" office:value="0.0061401" calcext:value-type="float">
            <text:p>0.0061401</text:p>
          </table:table-cell>
          <table:table-cell table:formula="of:=ABS([.C50]-[.D50])" office:value-type="float" office:value="0.0123615" calcext:value-type="float">
            <text:p>0.0123615</text:p>
          </table:table-cell>
          <table:table-cell/>
        </table:table-row>
        <table:table-row table:style-name="ro2">
          <table:table-cell table:formula="of:=[.C51]+0.0024" office:value-type="float" office:value="0.0192045" calcext:value-type="float">
            <text:p>0.0192045</text:p>
          </table:table-cell>
          <table:table-cell office:value-type="float" office:value="0.01978" calcext:value-type="float">
            <text:p>0.01978</text:p>
          </table:table-cell>
          <table:table-cell office:value-type="float" office:value="0.0168045" calcext:value-type="float">
            <text:p>0.0168045</text:p>
          </table:table-cell>
          <table:table-cell table:formula="of:=[.D50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51]-[.B51])" office:value-type="float" office:value="0.01022" calcext:value-type="float">
            <text:p>0.01022</text:p>
          </table:table-cell>
          <table:table-cell table:formula="of:=ABS([.C51]-[.D51])" office:value-type="float" office:value="0.0131955" calcext:value-type="float">
            <text:p>0.0131955</text:p>
          </table:table-cell>
          <table:table-cell/>
        </table:table-row>
        <table:table-row table:style-name="ro2">
          <table:table-cell table:formula="of:=[.C52]+0.0024" office:value-type="float" office:value="0.0192415" calcext:value-type="float">
            <text:p>0.0192415</text:p>
          </table:table-cell>
          <table:table-cell office:value-type="float" office:value="0.022118" calcext:value-type="float">
            <text:p>0.022118</text:p>
          </table:table-cell>
          <table:table-cell office:value-type="float" office:value="0.0168415" calcext:value-type="float">
            <text:p>0.0168415</text:p>
          </table:table-cell>
          <table:table-cell table:formula="of:=[.D51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52]-[.B52])" office:value-type="float" office:value="0.007882" calcext:value-type="float">
            <text:p>0.007882</text:p>
          </table:table-cell>
          <table:table-cell table:formula="of:=ABS([.C52]-[.D52])" office:value-type="float" office:value="0.0131585" calcext:value-type="float">
            <text:p>0.0131585</text:p>
          </table:table-cell>
          <table:table-cell/>
        </table:table-row>
        <table:table-row table:style-name="ro2">
          <table:table-cell table:formula="of:=[.C53]+0.0024" office:value-type="float" office:value="0.0207605" calcext:value-type="float">
            <text:p>0.0207605</text:p>
          </table:table-cell>
          <table:table-cell office:value-type="float" office:value="0.0229667" calcext:value-type="float">
            <text:p>0.0229667</text:p>
          </table:table-cell>
          <table:table-cell office:value-type="float" office:value="0.0183605" calcext:value-type="float">
            <text:p>0.0183605</text:p>
          </table:table-cell>
          <table:table-cell table:formula="of:=[.D52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53]-[.B53])" office:value-type="float" office:value="0.0070333" calcext:value-type="float">
            <text:p>0.0070333</text:p>
          </table:table-cell>
          <table:table-cell table:formula="of:=ABS([.C53]-[.D53])" office:value-type="float" office:value="0.0116395" calcext:value-type="float">
            <text:p>0.0116395</text:p>
          </table:table-cell>
          <table:table-cell/>
        </table:table-row>
        <table:table-row table:style-name="ro2">
          <table:table-cell table:formula="of:=[.C54]+0.0024" office:value-type="float" office:value="0.0222633" calcext:value-type="float">
            <text:p>0.0222633</text:p>
          </table:table-cell>
          <table:table-cell office:value-type="float" office:value="0.0188963" calcext:value-type="float">
            <text:p>0.0188963</text:p>
          </table:table-cell>
          <table:table-cell office:value-type="float" office:value="0.0198633" calcext:value-type="float">
            <text:p>0.0198633</text:p>
          </table:table-cell>
          <table:table-cell table:formula="of:=[.D53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54]-[.B54])" office:value-type="float" office:value="0.0111037" calcext:value-type="float">
            <text:p>0.0111037</text:p>
          </table:table-cell>
          <table:table-cell table:formula="of:=ABS([.C54]-[.D54])" office:value-type="float" office:value="0.0101367" calcext:value-type="float">
            <text:p>0.0101367</text:p>
          </table:table-cell>
          <table:table-cell/>
        </table:table-row>
        <table:table-row table:style-name="ro2">
          <table:table-cell table:formula="of:=[.C55]+0.0024" office:value-type="float" office:value="0.0200222" calcext:value-type="float">
            <text:p>0.0200222</text:p>
          </table:table-cell>
          <table:table-cell office:value-type="float" office:value="0.019159" calcext:value-type="float">
            <text:p>0.019159</text:p>
          </table:table-cell>
          <table:table-cell office:value-type="float" office:value="0.0176222" calcext:value-type="float">
            <text:p>0.0176222</text:p>
          </table:table-cell>
          <table:table-cell table:formula="of:=[.D54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55]-[.B55])" office:value-type="float" office:value="0.010841" calcext:value-type="float">
            <text:p>0.010841</text:p>
          </table:table-cell>
          <table:table-cell table:formula="of:=ABS([.C55]-[.D55])" office:value-type="float" office:value="0.0123778" calcext:value-type="float">
            <text:p>0.0123778</text:p>
          </table:table-cell>
          <table:table-cell/>
        </table:table-row>
        <table:table-row table:style-name="ro2">
          <table:table-cell table:formula="of:=[.C56]+0.0024" office:value-type="float" office:value="0.0207809" calcext:value-type="float">
            <text:p>0.0207809</text:p>
          </table:table-cell>
          <table:table-cell office:value-type="float" office:value="0.0229667" calcext:value-type="float">
            <text:p>0.0229667</text:p>
          </table:table-cell>
          <table:table-cell office:value-type="float" office:value="0.0183809" calcext:value-type="float">
            <text:p>0.0183809</text:p>
          </table:table-cell>
          <table:table-cell table:formula="of:=[.D55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56]-[.B56])" office:value-type="float" office:value="0.0070333" calcext:value-type="float">
            <text:p>0.0070333</text:p>
          </table:table-cell>
          <table:table-cell table:formula="of:=ABS([.C56]-[.D56])" office:value-type="float" office:value="0.0116191" calcext:value-type="float">
            <text:p>0.0116191</text:p>
          </table:table-cell>
          <table:table-cell/>
        </table:table-row>
        <table:table-row table:style-name="ro2">
          <table:table-cell table:formula="of:=[.C57]+0.0024" office:value-type="float" office:value="0.0215161" calcext:value-type="float">
            <text:p>0.0215161</text:p>
          </table:table-cell>
          <table:table-cell office:value-type="float" office:value="0.0227808" calcext:value-type="float">
            <text:p>0.0227808</text:p>
          </table:table-cell>
          <table:table-cell office:value-type="float" office:value="0.0191161" calcext:value-type="float">
            <text:p>0.0191161</text:p>
          </table:table-cell>
          <table:table-cell table:formula="of:=[.D56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57]-[.B57])" office:value-type="float" office:value="0.0072192" calcext:value-type="float">
            <text:p>0.0072192</text:p>
          </table:table-cell>
          <table:table-cell table:formula="of:=ABS([.C57]-[.D57])" office:value-type="float" office:value="0.0108839" calcext:value-type="float">
            <text:p>0.0108839</text:p>
          </table:table-cell>
          <table:table-cell/>
        </table:table-row>
        <table:table-row table:style-name="ro2">
          <table:table-cell table:formula="of:=[.C58]+0.0024" office:value-type="float" office:value="0.0176918" calcext:value-type="float">
            <text:p>0.0176918</text:p>
          </table:table-cell>
          <table:table-cell office:value-type="float" office:value="0.0215471" calcext:value-type="float">
            <text:p>0.0215471</text:p>
          </table:table-cell>
          <table:table-cell office:value-type="float" office:value="0.0152918" calcext:value-type="float">
            <text:p>0.0152918</text:p>
          </table:table-cell>
          <table:table-cell table:formula="of:=[.D57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58]-[.B58])" office:value-type="float" office:value="0.0084529" calcext:value-type="float">
            <text:p>0.0084529</text:p>
          </table:table-cell>
          <table:table-cell table:formula="of:=ABS([.C58]-[.D58])" office:value-type="float" office:value="0.0147082" calcext:value-type="float">
            <text:p>0.0147082</text:p>
          </table:table-cell>
          <table:table-cell/>
        </table:table-row>
        <table:table-row table:style-name="ro2">
          <table:table-cell table:formula="of:=[.C59]+0.0024" office:value-type="float" office:value="0.0214039" calcext:value-type="float">
            <text:p>0.0214039</text:p>
          </table:table-cell>
          <table:table-cell office:value-type="float" office:value="0.0238746" calcext:value-type="float">
            <text:p>0.0238746</text:p>
          </table:table-cell>
          <table:table-cell office:value-type="float" office:value="0.0190039" calcext:value-type="float">
            <text:p>0.0190039</text:p>
          </table:table-cell>
          <table:table-cell table:formula="of:=[.D58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59]-[.B59])" office:value-type="float" office:value="0.0061254" calcext:value-type="float">
            <text:p>0.0061254</text:p>
          </table:table-cell>
          <table:table-cell table:formula="of:=ABS([.C59]-[.D59])" office:value-type="float" office:value="0.0109961" calcext:value-type="float">
            <text:p>0.0109961</text:p>
          </table:table-cell>
          <table:table-cell/>
        </table:table-row>
        <table:table-row table:style-name="ro2">
          <table:table-cell table:formula="of:=[.C60]+0.0024" office:value-type="float" office:value="0.019882" calcext:value-type="float">
            <text:p>0.019882</text:p>
          </table:table-cell>
          <table:table-cell office:value-type="float" office:value="0.0212259" calcext:value-type="float">
            <text:p>0.0212259</text:p>
          </table:table-cell>
          <table:table-cell office:value-type="float" office:value="0.017482" calcext:value-type="float">
            <text:p>0.017482</text:p>
          </table:table-cell>
          <table:table-cell table:formula="of:=[.D59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60]-[.B60])" office:value-type="float" office:value="0.0087741" calcext:value-type="float">
            <text:p>0.0087741</text:p>
          </table:table-cell>
          <table:table-cell table:formula="of:=ABS([.C60]-[.D60])" office:value-type="float" office:value="0.012518" calcext:value-type="float">
            <text:p>0.012518</text:p>
          </table:table-cell>
          <table:table-cell/>
        </table:table-row>
        <table:table-row table:style-name="ro2">
          <table:table-cell table:formula="of:=[.C61]+0.0024" office:value-type="float" office:value="0.0207172" calcext:value-type="float">
            <text:p>0.0207172</text:p>
          </table:table-cell>
          <table:table-cell office:value-type="float" office:value="0.0171605" calcext:value-type="float">
            <text:p>0.0171605</text:p>
          </table:table-cell>
          <table:table-cell office:value-type="float" office:value="0.0183172" calcext:value-type="float">
            <text:p>0.0183172</text:p>
          </table:table-cell>
          <table:table-cell table:formula="of:=[.D60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61]-[.B61])" office:value-type="float" office:value="0.0128395" calcext:value-type="float">
            <text:p>0.0128395</text:p>
          </table:table-cell>
          <table:table-cell table:formula="of:=ABS([.C61]-[.D61])" office:value-type="float" office:value="0.0116828" calcext:value-type="float">
            <text:p>0.0116828</text:p>
          </table:table-cell>
          <table:table-cell/>
        </table:table-row>
        <table:table-row table:style-name="ro2">
          <table:table-cell table:formula="of:=[.C62]+0.0024" office:value-type="float" office:value="0.0199853" calcext:value-type="float">
            <text:p>0.0199853</text:p>
          </table:table-cell>
          <table:table-cell office:value-type="float" office:value="0.0208062" calcext:value-type="float">
            <text:p>0.0208062</text:p>
          </table:table-cell>
          <table:table-cell office:value-type="float" office:value="0.0175853" calcext:value-type="float">
            <text:p>0.0175853</text:p>
          </table:table-cell>
          <table:table-cell table:formula="of:=[.D61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62]-[.B62])" office:value-type="float" office:value="0.0091938" calcext:value-type="float">
            <text:p>0.0091938</text:p>
          </table:table-cell>
          <table:table-cell table:formula="of:=ABS([.C62]-[.D62])" office:value-type="float" office:value="0.0124147" calcext:value-type="float">
            <text:p>0.0124147</text:p>
          </table:table-cell>
          <table:table-cell/>
        </table:table-row>
        <table:table-row table:style-name="ro2">
          <table:table-cell table:formula="of:=[.C63]+0.0024" office:value-type="float" office:value="0.0207201" calcext:value-type="float">
            <text:p>0.0207201</text:p>
          </table:table-cell>
          <table:table-cell office:value-type="float" office:value="0.0200257" calcext:value-type="float">
            <text:p>0.0200257</text:p>
          </table:table-cell>
          <table:table-cell office:value-type="float" office:value="0.0183201" calcext:value-type="float">
            <text:p>0.0183201</text:p>
          </table:table-cell>
          <table:table-cell table:formula="of:=[.D62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63]-[.B63])" office:value-type="float" office:value="0.0099743" calcext:value-type="float">
            <text:p>0.0099743</text:p>
          </table:table-cell>
          <table:table-cell table:formula="of:=ABS([.C63]-[.D63])" office:value-type="float" office:value="0.0116799" calcext:value-type="float">
            <text:p>0.0116799</text:p>
          </table:table-cell>
          <table:table-cell/>
        </table:table-row>
        <table:table-row table:style-name="ro2">
          <table:table-cell table:formula="of:=[.C64]+0.0024" office:value-type="float" office:value="0.0228616" calcext:value-type="float">
            <text:p>0.0228616</text:p>
          </table:table-cell>
          <table:table-cell office:value-type="float" office:value="0.0171605" calcext:value-type="float">
            <text:p>0.0171605</text:p>
          </table:table-cell>
          <table:table-cell office:value-type="float" office:value="0.0204616" calcext:value-type="float">
            <text:p>0.0204616</text:p>
          </table:table-cell>
          <table:table-cell table:formula="of:=[.D63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64]-[.B64])" office:value-type="float" office:value="0.0128395" calcext:value-type="float">
            <text:p>0.0128395</text:p>
          </table:table-cell>
          <table:table-cell table:formula="of:=ABS([.C64]-[.D64])" office:value-type="float" office:value="0.0095384" calcext:value-type="float">
            <text:p>0.0095384</text:p>
          </table:table-cell>
          <table:table-cell/>
        </table:table-row>
        <table:table-row table:style-name="ro2">
          <table:table-cell table:formula="of:=[.C65]+0.0024" office:value-type="float" office:value="0.020734" calcext:value-type="float">
            <text:p>0.020734</text:p>
          </table:table-cell>
          <table:table-cell office:value-type="float" office:value="0.0208062" calcext:value-type="float">
            <text:p>0.0208062</text:p>
          </table:table-cell>
          <table:table-cell office:value-type="float" office:value="0.018334" calcext:value-type="float">
            <text:p>0.018334</text:p>
          </table:table-cell>
          <table:table-cell table:formula="of:=[.D64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65]-[.B65])" office:value-type="float" office:value="0.0091938" calcext:value-type="float">
            <text:p>0.0091938</text:p>
          </table:table-cell>
          <table:table-cell table:formula="of:=ABS([.C65]-[.D65])" office:value-type="float" office:value="0.011666" calcext:value-type="float">
            <text:p>0.011666</text:p>
          </table:table-cell>
          <table:table-cell/>
        </table:table-row>
        <table:table-row table:style-name="ro2">
          <table:table-cell table:formula="of:=[.C66]+0.0024" office:value-type="float" office:value="0.0214493" calcext:value-type="float">
            <text:p>0.0214493</text:p>
          </table:table-cell>
          <table:table-cell office:value-type="float" office:value="0.0215485" calcext:value-type="float">
            <text:p>0.0215485</text:p>
          </table:table-cell>
          <table:table-cell office:value-type="float" office:value="0.0190493" calcext:value-type="float">
            <text:p>0.0190493</text:p>
          </table:table-cell>
          <table:table-cell table:formula="of:=[.D65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66]-[.B66])" office:value-type="float" office:value="0.0084515" calcext:value-type="float">
            <text:p>0.0084515</text:p>
          </table:table-cell>
          <table:table-cell table:formula="of:=ABS([.C66]-[.D66])" office:value-type="float" office:value="0.0109507" calcext:value-type="float">
            <text:p>0.0109507</text:p>
          </table:table-cell>
          <table:table-cell/>
        </table:table-row>
        <table:table-row table:style-name="ro2">
          <table:table-cell table:formula="of:=[.C67]+0.0024" office:value-type="float" office:value="0.0207101" calcext:value-type="float">
            <text:p>0.0207101</text:p>
          </table:table-cell>
          <table:table-cell office:value-type="float" office:value="0.0240266" calcext:value-type="float">
            <text:p>0.0240266</text:p>
          </table:table-cell>
          <table:table-cell office:value-type="float" office:value="0.0183101" calcext:value-type="float">
            <text:p>0.0183101</text:p>
          </table:table-cell>
          <table:table-cell table:formula="of:=[.D66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67]-[.B67])" office:value-type="float" office:value="0.0059734" calcext:value-type="float">
            <text:p>0.0059734</text:p>
          </table:table-cell>
          <table:table-cell table:formula="of:=ABS([.C67]-[.D67])" office:value-type="float" office:value="0.0116899" calcext:value-type="float">
            <text:p>0.0116899</text:p>
          </table:table-cell>
          <table:table-cell/>
        </table:table-row>
        <table:table-row table:style-name="ro2">
          <table:table-cell table:formula="of:=[.C68]+0.0024" office:value-type="float" office:value="0.0237546" calcext:value-type="float">
            <text:p>0.0237546</text:p>
          </table:table-cell>
          <table:table-cell office:value-type="float" office:value="0.0202651" calcext:value-type="float">
            <text:p>0.0202651</text:p>
          </table:table-cell>
          <table:table-cell office:value-type="float" office:value="0.0213546" calcext:value-type="float">
            <text:p>0.0213546</text:p>
          </table:table-cell>
          <table:table-cell table:formula="of:=[.D67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68]-[.B68])" office:value-type="float" office:value="0.0097349" calcext:value-type="float">
            <text:p>0.0097349</text:p>
          </table:table-cell>
          <table:table-cell table:formula="of:=ABS([.C68]-[.D68])" office:value-type="float" office:value="0.0086454" calcext:value-type="float">
            <text:p>0.0086454</text:p>
          </table:table-cell>
          <table:table-cell/>
        </table:table-row>
        <table:table-row table:style-name="ro2">
          <table:table-cell table:formula="of:=[.C69]+0.0024" office:value-type="float" office:value="0.020775" calcext:value-type="float">
            <text:p>0.020775</text:p>
          </table:table-cell>
          <table:table-cell office:value-type="float" office:value="0.0245046" calcext:value-type="float">
            <text:p>0.0245046</text:p>
          </table:table-cell>
          <table:table-cell office:value-type="float" office:value="0.018375" calcext:value-type="float">
            <text:p>0.018375</text:p>
          </table:table-cell>
          <table:table-cell table:formula="of:=[.D68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69]-[.B69])" office:value-type="float" office:value="0.0054954" calcext:value-type="float">
            <text:p>0.0054954</text:p>
          </table:table-cell>
          <table:table-cell table:formula="of:=ABS([.C69]-[.D69])" office:value-type="float" office:value="0.011625" calcext:value-type="float">
            <text:p>0.011625</text:p>
          </table:table-cell>
          <table:table-cell/>
        </table:table-row>
        <table:table-row table:style-name="ro2">
          <table:table-cell table:formula="of:=[.C70]+0.0024" office:value-type="float" office:value="0.0192415" calcext:value-type="float">
            <text:p>0.0192415</text:p>
          </table:table-cell>
          <table:table-cell office:value-type="float" office:value="0.0223353" calcext:value-type="float">
            <text:p>0.0223353</text:p>
          </table:table-cell>
          <table:table-cell office:value-type="float" office:value="0.0168415" calcext:value-type="float">
            <text:p>0.0168415</text:p>
          </table:table-cell>
          <table:table-cell table:formula="of:=[.D69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70]-[.B70])" office:value-type="float" office:value="0.0076647" calcext:value-type="float">
            <text:p>0.0076647</text:p>
          </table:table-cell>
          <table:table-cell table:formula="of:=ABS([.C70]-[.D70])" office:value-type="float" office:value="0.0131585" calcext:value-type="float">
            <text:p>0.0131585</text:p>
          </table:table-cell>
          <table:table-cell/>
        </table:table-row>
        <table:table-row table:style-name="ro2">
          <table:table-cell table:formula="of:=[.C71]+0.0024" office:value-type="float" office:value="0.0170102" calcext:value-type="float">
            <text:p>0.0170102</text:p>
          </table:table-cell>
          <table:table-cell office:value-type="float" office:value="0.0260277" calcext:value-type="float">
            <text:p>0.0260277</text:p>
          </table:table-cell>
          <table:table-cell office:value-type="float" office:value="0.0146102" calcext:value-type="float">
            <text:p>0.0146102</text:p>
          </table:table-cell>
          <table:table-cell table:formula="of:=[.D70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71]-[.B71])" office:value-type="float" office:value="0.0039723" calcext:value-type="float">
            <text:p>0.0039723</text:p>
          </table:table-cell>
          <table:table-cell table:formula="of:=ABS([.C71]-[.D71])" office:value-type="float" office:value="0.0153898" calcext:value-type="float">
            <text:p>0.0153898</text:p>
          </table:table-cell>
          <table:table-cell/>
        </table:table-row>
        <table:table-row table:style-name="ro2">
          <table:table-cell table:formula="of:=[.C72]+0.0024" office:value-type="float" office:value="0.0184975" calcext:value-type="float">
            <text:p>0.0184975</text:p>
          </table:table-cell>
          <table:table-cell office:value-type="float" office:value="0.0238746" calcext:value-type="float">
            <text:p>0.0238746</text:p>
          </table:table-cell>
          <table:table-cell office:value-type="float" office:value="0.0160975" calcext:value-type="float">
            <text:p>0.0160975</text:p>
          </table:table-cell>
          <table:table-cell table:formula="of:=[.D71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72]-[.B72])" office:value-type="float" office:value="0.0061254" calcext:value-type="float">
            <text:p>0.0061254</text:p>
          </table:table-cell>
          <table:table-cell table:formula="of:=ABS([.C72]-[.D72])" office:value-type="float" office:value="0.0139025" calcext:value-type="float">
            <text:p>0.0139025</text:p>
          </table:table-cell>
          <table:table-cell/>
        </table:table-row>
        <table:table-row table:style-name="ro2">
          <table:table-cell table:formula="of:=[.C73]+0.0024" office:value-type="float" office:value="0.0221915" calcext:value-type="float">
            <text:p>0.0221915</text:p>
          </table:table-cell>
          <table:table-cell office:value-type="float" office:value="0.0200257" calcext:value-type="float">
            <text:p>0.0200257</text:p>
          </table:table-cell>
          <table:table-cell office:value-type="float" office:value="0.0197915" calcext:value-type="float">
            <text:p>0.0197915</text:p>
          </table:table-cell>
          <table:table-cell table:formula="of:=[.D72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73]-[.B73])" office:value-type="float" office:value="0.0099743" calcext:value-type="float">
            <text:p>0.0099743</text:p>
          </table:table-cell>
          <table:table-cell table:formula="of:=ABS([.C73]-[.D73])" office:value-type="float" office:value="0.0102085" calcext:value-type="float">
            <text:p>0.0102085</text:p>
          </table:table-cell>
          <table:table-cell/>
        </table:table-row>
        <table:table-row table:style-name="ro2">
          <table:table-cell table:formula="of:=[.C74]+0.0024" office:value-type="float" office:value="0.0207546" calcext:value-type="float">
            <text:p>0.0207546</text:p>
          </table:table-cell>
          <table:table-cell office:value-type="float" office:value="0.0191501" calcext:value-type="float">
            <text:p>0.0191501</text:p>
          </table:table-cell>
          <table:table-cell office:value-type="float" office:value="0.0183546" calcext:value-type="float">
            <text:p>0.0183546</text:p>
          </table:table-cell>
          <table:table-cell table:formula="of:=[.D73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74]-[.B74])" office:value-type="float" office:value="0.0108499" calcext:value-type="float">
            <text:p>0.0108499</text:p>
          </table:table-cell>
          <table:table-cell table:formula="of:=ABS([.C74]-[.D74])" office:value-type="float" office:value="0.0116454" calcext:value-type="float">
            <text:p>0.0116454</text:p>
          </table:table-cell>
          <table:table-cell/>
        </table:table-row>
        <table:table-row table:style-name="ro2">
          <table:table-cell table:formula="of:=[.C75]+0.0024" office:value-type="float" office:value="0.0222108" calcext:value-type="float">
            <text:p>0.0222108</text:p>
          </table:table-cell>
          <table:table-cell office:value-type="float" office:value="0.019159" calcext:value-type="float">
            <text:p>0.019159</text:p>
          </table:table-cell>
          <table:table-cell office:value-type="float" office:value="0.0198108" calcext:value-type="float">
            <text:p>0.0198108</text:p>
          </table:table-cell>
          <table:table-cell table:formula="of:=[.D74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75]-[.B75])" office:value-type="float" office:value="0.010841" calcext:value-type="float">
            <text:p>0.010841</text:p>
          </table:table-cell>
          <table:table-cell table:formula="of:=ABS([.C75]-[.D75])" office:value-type="float" office:value="0.0101892" calcext:value-type="float">
            <text:p>0.0101892</text:p>
          </table:table-cell>
          <table:table-cell/>
        </table:table-row>
        <table:table-row table:style-name="ro2">
          <table:table-cell table:formula="of:=[.C76]+0.0024" office:value-type="float" office:value="0.0185408" calcext:value-type="float">
            <text:p>0.0185408</text:p>
          </table:table-cell>
          <table:table-cell office:value-type="float" office:value="0.0238732" calcext:value-type="float">
            <text:p>0.0238732</text:p>
          </table:table-cell>
          <table:table-cell office:value-type="float" office:value="0.0161408" calcext:value-type="float">
            <text:p>0.0161408</text:p>
          </table:table-cell>
          <table:table-cell table:formula="of:=[.D75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76]-[.B76])" office:value-type="float" office:value="0.0061268" calcext:value-type="float">
            <text:p>0.0061268</text:p>
          </table:table-cell>
          <table:table-cell table:formula="of:=ABS([.C76]-[.D76])" office:value-type="float" office:value="0.0138592" calcext:value-type="float">
            <text:p>0.0138592</text:p>
          </table:table-cell>
          <table:table-cell/>
        </table:table-row>
        <table:table-row table:style-name="ro2">
          <table:table-cell table:formula="of:=[.C77]+0.0024" office:value-type="float" office:value="0.022866" calcext:value-type="float">
            <text:p>0.022866</text:p>
          </table:table-cell>
          <table:table-cell office:value-type="float" office:value="0.0183707" calcext:value-type="float">
            <text:p>0.0183707</text:p>
          </table:table-cell>
          <table:table-cell office:value-type="float" office:value="0.020466" calcext:value-type="float">
            <text:p>0.020466</text:p>
          </table:table-cell>
          <table:table-cell table:formula="of:=[.D76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77]-[.B77])" office:value-type="float" office:value="0.0116293" calcext:value-type="float">
            <text:p>0.0116293</text:p>
          </table:table-cell>
          <table:table-cell table:formula="of:=ABS([.C77]-[.D77])" office:value-type="float" office:value="0.009534" calcext:value-type="float">
            <text:p>0.009534</text:p>
          </table:table-cell>
          <table:table-cell/>
        </table:table-row>
        <table:table-row table:style-name="ro2">
          <table:table-cell table:formula="of:=[.C78]+0.0024" office:value-type="float" office:value="0.0228586" calcext:value-type="float">
            <text:p>0.0228586</text:p>
          </table:table-cell>
          <table:table-cell office:value-type="float" office:value="0.0215471" calcext:value-type="float">
            <text:p>0.0215471</text:p>
          </table:table-cell>
          <table:table-cell office:value-type="float" office:value="0.0204586" calcext:value-type="float">
            <text:p>0.0204586</text:p>
          </table:table-cell>
          <table:table-cell table:formula="of:=[.D77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78]-[.B78])" office:value-type="float" office:value="0.0084529" calcext:value-type="float">
            <text:p>0.0084529</text:p>
          </table:table-cell>
          <table:table-cell table:formula="of:=ABS([.C78]-[.D78])" office:value-type="float" office:value="0.0095414" calcext:value-type="float">
            <text:p>0.0095414</text:p>
          </table:table-cell>
          <table:table-cell/>
        </table:table-row>
        <table:table-row table:style-name="ro2">
          <table:table-cell table:formula="of:=[.C79]+0.0024" office:value-type="float" office:value="0.0177064" calcext:value-type="float">
            <text:p>0.0177064</text:p>
          </table:table-cell>
          <table:table-cell office:value-type="float" office:value="0.0215485" calcext:value-type="float">
            <text:p>0.0215485</text:p>
          </table:table-cell>
          <table:table-cell office:value-type="float" office:value="0.0153064" calcext:value-type="float">
            <text:p>0.0153064</text:p>
          </table:table-cell>
          <table:table-cell table:formula="of:=[.D78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79]-[.B79])" office:value-type="float" office:value="0.0084515" calcext:value-type="float">
            <text:p>0.0084515</text:p>
          </table:table-cell>
          <table:table-cell table:formula="of:=ABS([.C79]-[.D79])" office:value-type="float" office:value="0.0146936" calcext:value-type="float">
            <text:p>0.0146936</text:p>
          </table:table-cell>
          <table:table-cell/>
        </table:table-row>
        <table:table-row table:style-name="ro2">
          <table:table-cell table:formula="of:=[.C80]+0.0024" office:value-type="float" office:value="0.01924" calcext:value-type="float">
            <text:p>0.01924</text:p>
          </table:table-cell>
          <table:table-cell office:value-type="float" office:value="0.0188963" calcext:value-type="float">
            <text:p>0.0188963</text:p>
          </table:table-cell>
          <table:table-cell office:value-type="float" office:value="0.01684" calcext:value-type="float">
            <text:p>0.01684</text:p>
          </table:table-cell>
          <table:table-cell table:formula="of:=[.D79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80]-[.B80])" office:value-type="float" office:value="0.0111037" calcext:value-type="float">
            <text:p>0.0111037</text:p>
          </table:table-cell>
          <table:table-cell table:formula="of:=ABS([.C80]-[.D80])" office:value-type="float" office:value="0.01316" calcext:value-type="float">
            <text:p>0.01316</text:p>
          </table:table-cell>
          <table:table-cell/>
        </table:table-row>
        <table:table-row table:style-name="ro2">
          <table:table-cell table:formula="of:=[.C81]+0.0024" office:value-type="float" office:value="0.0237294" calcext:value-type="float">
            <text:p>0.0237294</text:p>
          </table:table-cell>
          <table:table-cell office:value-type="float" office:value="0.019159" calcext:value-type="float">
            <text:p>0.019159</text:p>
          </table:table-cell>
          <table:table-cell office:value-type="float" office:value="0.0213294" calcext:value-type="float">
            <text:p>0.0213294</text:p>
          </table:table-cell>
          <table:table-cell table:formula="of:=[.D80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81]-[.B81])" office:value-type="float" office:value="0.010841" calcext:value-type="float">
            <text:p>0.010841</text:p>
          </table:table-cell>
          <table:table-cell table:formula="of:=ABS([.C81]-[.D81])" office:value-type="float" office:value="0.0086706" calcext:value-type="float">
            <text:p>0.0086706</text:p>
          </table:table-cell>
          <table:table-cell/>
        </table:table-row>
        <table:table-row table:style-name="ro2">
          <table:table-cell table:formula="of:=[.C82]+0.0024" office:value-type="float" office:value="0.0177064" calcext:value-type="float">
            <text:p>0.0177064</text:p>
          </table:table-cell>
          <table:table-cell office:value-type="float" office:value="0.0200227" calcext:value-type="float">
            <text:p>0.0200227</text:p>
          </table:table-cell>
          <table:table-cell office:value-type="float" office:value="0.0153064" calcext:value-type="float">
            <text:p>0.0153064</text:p>
          </table:table-cell>
          <table:table-cell table:formula="of:=[.D81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82]-[.B82])" office:value-type="float" office:value="0.0099773" calcext:value-type="float">
            <text:p>0.0099773</text:p>
          </table:table-cell>
          <table:table-cell table:formula="of:=ABS([.C82]-[.D82])" office:value-type="float" office:value="0.0146936" calcext:value-type="float">
            <text:p>0.0146936</text:p>
          </table:table-cell>
          <table:table-cell/>
        </table:table-row>
        <table:table-row table:style-name="ro2">
          <table:table-cell table:formula="of:=[.C83]+0.0024" office:value-type="float" office:value="0.0223103" calcext:value-type="float">
            <text:p>0.0223103</text:p>
          </table:table-cell>
          <table:table-cell office:value-type="float" office:value="0.0183707" calcext:value-type="float">
            <text:p>0.0183707</text:p>
          </table:table-cell>
          <table:table-cell office:value-type="float" office:value="0.0199103" calcext:value-type="float">
            <text:p>0.0199103</text:p>
          </table:table-cell>
          <table:table-cell table:formula="of:=[.D82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83]-[.B83])" office:value-type="float" office:value="0.0116293" calcext:value-type="float">
            <text:p>0.0116293</text:p>
          </table:table-cell>
          <table:table-cell table:formula="of:=ABS([.C83]-[.D83])" office:value-type="float" office:value="0.0100897" calcext:value-type="float">
            <text:p>0.0100897</text:p>
          </table:table-cell>
          <table:table-cell/>
        </table:table-row>
        <table:table-row table:style-name="ro2">
          <table:table-cell table:formula="of:=[.C84]+0.0024" office:value-type="float" office:value="0.0223103" calcext:value-type="float">
            <text:p>0.0223103</text:p>
          </table:table-cell>
          <table:table-cell office:value-type="float" office:value="0.0183707" calcext:value-type="float">
            <text:p>0.0183707</text:p>
          </table:table-cell>
          <table:table-cell office:value-type="float" office:value="0.0199103" calcext:value-type="float">
            <text:p>0.0199103</text:p>
          </table:table-cell>
          <table:table-cell table:formula="of:=[.D83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84]-[.B84])" office:value-type="float" office:value="0.0116293" calcext:value-type="float">
            <text:p>0.0116293</text:p>
          </table:table-cell>
          <table:table-cell table:formula="of:=ABS([.C84]-[.D84])" office:value-type="float" office:value="0.0100897" calcext:value-type="float">
            <text:p>0.0100897</text:p>
          </table:table-cell>
          <table:table-cell/>
        </table:table-row>
        <table:table-row table:style-name="ro2">
          <table:table-cell table:formula="of:=[.C85]+0.0024" office:value-type="float" office:value="0.0228586" calcext:value-type="float">
            <text:p>0.0228586</text:p>
          </table:table-cell>
          <table:table-cell office:value-type="float" office:value="0.0254007" calcext:value-type="float">
            <text:p>0.0254007</text:p>
          </table:table-cell>
          <table:table-cell office:value-type="float" office:value="0.0204586" calcext:value-type="float">
            <text:p>0.0204586</text:p>
          </table:table-cell>
          <table:table-cell table:formula="of:=[.D83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85]-[.B85])" office:value-type="float" office:value="0.0045993" calcext:value-type="float">
            <text:p>0.0045993</text:p>
          </table:table-cell>
          <table:table-cell table:formula="of:=ABS([.C85]-[.D85])" office:value-type="float" office:value="0.0095414" calcext:value-type="float">
            <text:p>0.0095414</text:p>
          </table:table-cell>
          <table:table-cell/>
        </table:table-row>
        <table:table-row table:style-name="ro2">
          <table:table-cell table:formula="of:=[.C86]+0.0024" office:value-type="float" office:value="0.0229604" calcext:value-type="float">
            <text:p>0.0229604</text:p>
          </table:table-cell>
          <table:table-cell office:value-type="float" office:value="0.0197815" calcext:value-type="float">
            <text:p>0.0197815</text:p>
          </table:table-cell>
          <table:table-cell office:value-type="float" office:value="0.0205604" calcext:value-type="float">
            <text:p>0.0205604</text:p>
          </table:table-cell>
          <table:table-cell table:formula="of:=[.D85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86]-[.B86])" office:value-type="float" office:value="0.0102185" calcext:value-type="float">
            <text:p>0.0102185</text:p>
          </table:table-cell>
          <table:table-cell table:formula="of:=ABS([.C86]-[.D86])" office:value-type="float" office:value="0.0094396" calcext:value-type="float">
            <text:p>0.0094396</text:p>
          </table:table-cell>
          <table:table-cell/>
        </table:table-row>
        <table:table-row table:style-name="ro2">
          <table:table-cell table:formula="of:=[.C87]+0.0024" office:value-type="float" office:value="0.01924" calcext:value-type="float">
            <text:p>0.01924</text:p>
          </table:table-cell>
          <table:table-cell office:value-type="float" office:value="0.0188963" calcext:value-type="float">
            <text:p>0.0188963</text:p>
          </table:table-cell>
          <table:table-cell office:value-type="float" office:value="0.01684" calcext:value-type="float">
            <text:p>0.01684</text:p>
          </table:table-cell>
          <table:table-cell table:formula="of:=[.D86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87]-[.B87])" office:value-type="float" office:value="0.0111037" calcext:value-type="float">
            <text:p>0.0111037</text:p>
          </table:table-cell>
          <table:table-cell table:formula="of:=ABS([.C87]-[.D87])" office:value-type="float" office:value="0.01316" calcext:value-type="float">
            <text:p>0.01316</text:p>
          </table:table-cell>
          <table:table-cell/>
        </table:table-row>
        <table:table-row table:style-name="ro2">
          <table:table-cell table:formula="of:=[.C88]+0.0024" office:value-type="float" office:value="0.0230048" calcext:value-type="float">
            <text:p>0.0230048</text:p>
          </table:table-cell>
          <table:table-cell office:value-type="float" office:value="0.0208062" calcext:value-type="float">
            <text:p>0.0208062</text:p>
          </table:table-cell>
          <table:table-cell office:value-type="float" office:value="0.0206048" calcext:value-type="float">
            <text:p>0.0206048</text:p>
          </table:table-cell>
          <table:table-cell table:formula="of:=[.D87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88]-[.B88])" office:value-type="float" office:value="0.0091938" calcext:value-type="float">
            <text:p>0.0091938</text:p>
          </table:table-cell>
          <table:table-cell table:formula="of:=ABS([.C88]-[.D88])" office:value-type="float" office:value="0.0093952" calcext:value-type="float">
            <text:p>0.0093952</text:p>
          </table:table-cell>
          <table:table-cell/>
        </table:table-row>
        <table:table-row table:style-name="ro2">
          <table:table-cell table:formula="of:=[.C89]+0.0024" office:value-type="float" office:value="0.0178012" calcext:value-type="float">
            <text:p>0.0178012</text:p>
          </table:table-cell>
          <table:table-cell office:value-type="float" office:value="0.0223294" calcext:value-type="float">
            <text:p>0.0223294</text:p>
          </table:table-cell>
          <table:table-cell office:value-type="float" office:value="0.0154012" calcext:value-type="float">
            <text:p>0.0154012</text:p>
          </table:table-cell>
          <table:table-cell table:formula="of:=[.D88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89]-[.B89])" office:value-type="float" office:value="0.0076706" calcext:value-type="float">
            <text:p>0.0076706</text:p>
          </table:table-cell>
          <table:table-cell table:formula="of:=ABS([.C89]-[.D89])" office:value-type="float" office:value="0.0145988" calcext:value-type="float">
            <text:p>0.0145988</text:p>
          </table:table-cell>
          <table:table-cell/>
        </table:table-row>
        <table:table-row table:style-name="ro2">
          <table:table-cell table:formula="of:=[.C90]+0.0024" office:value-type="float" office:value="0.0215662" calcext:value-type="float">
            <text:p>0.0215662</text:p>
          </table:table-cell>
          <table:table-cell office:value-type="float" office:value="0.0260277" calcext:value-type="float">
            <text:p>0.0260277</text:p>
          </table:table-cell>
          <table:table-cell office:value-type="float" office:value="0.0191662" calcext:value-type="float">
            <text:p>0.0191662</text:p>
          </table:table-cell>
          <table:table-cell table:formula="of:=[.D89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90]-[.B90])" office:value-type="float" office:value="0.0039723" calcext:value-type="float">
            <text:p>0.0039723</text:p>
          </table:table-cell>
          <table:table-cell table:formula="of:=ABS([.C90]-[.D90])" office:value-type="float" office:value="0.0108338" calcext:value-type="float">
            <text:p>0.0108338</text:p>
          </table:table-cell>
          <table:table-cell/>
        </table:table-row>
        <table:table-row table:style-name="ro2">
          <table:table-cell table:formula="of:=[.C91]+0.0024" office:value-type="float" office:value="0.0214359" calcext:value-type="float">
            <text:p>0.0214359</text:p>
          </table:table-cell>
          <table:table-cell office:value-type="float" office:value="0.0238746" calcext:value-type="float">
            <text:p>0.0238746</text:p>
          </table:table-cell>
          <table:table-cell office:value-type="float" office:value="0.0190359" calcext:value-type="float">
            <text:p>0.0190359</text:p>
          </table:table-cell>
          <table:table-cell table:formula="of:=[.D90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91]-[.B91])" office:value-type="float" office:value="0.0061254" calcext:value-type="float">
            <text:p>0.0061254</text:p>
          </table:table-cell>
          <table:table-cell table:formula="of:=ABS([.C91]-[.D91])" office:value-type="float" office:value="0.0109641" calcext:value-type="float">
            <text:p>0.0109641</text:p>
          </table:table-cell>
          <table:table-cell/>
        </table:table-row>
        <table:table-row table:style-name="ro2">
          <table:table-cell table:formula="of:=[.C92]+0.0024" office:value-type="float" office:value="0.0207694" calcext:value-type="float">
            <text:p>0.0207694</text:p>
          </table:table-cell>
          <table:table-cell office:value-type="float" office:value="0.0243376" calcext:value-type="float">
            <text:p>0.0243376</text:p>
          </table:table-cell>
          <table:table-cell office:value-type="float" office:value="0.0183694" calcext:value-type="float">
            <text:p>0.0183694</text:p>
          </table:table-cell>
          <table:table-cell table:formula="of:=[.D91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92]-[.B92])" office:value-type="float" office:value="0.0056624" calcext:value-type="float">
            <text:p>0.0056624</text:p>
          </table:table-cell>
          <table:table-cell table:formula="of:=ABS([.C92]-[.D92])" office:value-type="float" office:value="0.0116306" calcext:value-type="float">
            <text:p>0.0116306</text:p>
          </table:table-cell>
          <table:table-cell/>
        </table:table-row>
        <table:table-row table:style-name="ro2">
          <table:table-cell table:formula="of:=[.C93]+0.0024" office:value-type="float" office:value="0.0236909" calcext:value-type="float">
            <text:p>0.0236909</text:p>
          </table:table-cell>
          <table:table-cell office:value-type="float" office:value="0.022118" calcext:value-type="float">
            <text:p>0.022118</text:p>
          </table:table-cell>
          <table:table-cell office:value-type="float" office:value="0.0212909" calcext:value-type="float">
            <text:p>0.0212909</text:p>
          </table:table-cell>
          <table:table-cell table:formula="of:=[.D92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93]-[.B93])" office:value-type="float" office:value="0.007882" calcext:value-type="float">
            <text:p>0.007882</text:p>
          </table:table-cell>
          <table:table-cell table:formula="of:=ABS([.C93]-[.D93])" office:value-type="float" office:value="0.0087091" calcext:value-type="float">
            <text:p>0.0087091</text:p>
          </table:table-cell>
          <table:table-cell/>
        </table:table-row>
        <table:table-row table:style-name="ro2">
          <table:table-cell table:formula="of:=[.C94]+0.0024" office:value-type="float" office:value="0.0199853" calcext:value-type="float">
            <text:p>0.0199853</text:p>
          </table:table-cell>
          <table:table-cell office:value-type="float" office:value="0.0208062" calcext:value-type="float">
            <text:p>0.0208062</text:p>
          </table:table-cell>
          <table:table-cell office:value-type="float" office:value="0.0175853" calcext:value-type="float">
            <text:p>0.0175853</text:p>
          </table:table-cell>
          <table:table-cell table:formula="of:=[.D93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94]-[.B94])" office:value-type="float" office:value="0.0091938" calcext:value-type="float">
            <text:p>0.0091938</text:p>
          </table:table-cell>
          <table:table-cell table:formula="of:=ABS([.C94]-[.D94])" office:value-type="float" office:value="0.0124147" calcext:value-type="float">
            <text:p>0.0124147</text:p>
          </table:table-cell>
          <table:table-cell/>
        </table:table-row>
        <table:table-row table:style-name="ro2">
          <table:table-cell table:formula="of:=[.C95]+0.0024" office:value-type="float" office:value="0.0222092" calcext:value-type="float">
            <text:p>0.0222092</text:p>
          </table:table-cell>
          <table:table-cell office:value-type="float" office:value="0.0200257" calcext:value-type="float">
            <text:p>0.0200257</text:p>
          </table:table-cell>
          <table:table-cell office:value-type="float" office:value="0.0198092" calcext:value-type="float">
            <text:p>0.0198092</text:p>
          </table:table-cell>
          <table:table-cell table:formula="of:=[.D94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95]-[.B95])" office:value-type="float" office:value="0.0099743" calcext:value-type="float">
            <text:p>0.0099743</text:p>
          </table:table-cell>
          <table:table-cell table:formula="of:=ABS([.C95]-[.D95])" office:value-type="float" office:value="0.0101908" calcext:value-type="float">
            <text:p>0.0101908</text:p>
          </table:table-cell>
          <table:table-cell/>
        </table:table-row>
        <table:table-row table:style-name="ro2">
          <table:table-cell table:formula="of:=[.C96]+0.0024" office:value-type="float" office:value="0.020762" calcext:value-type="float">
            <text:p>0.020762</text:p>
          </table:table-cell>
          <table:table-cell office:value-type="float" office:value="0.0197786" calcext:value-type="float">
            <text:p>0.0197786</text:p>
          </table:table-cell>
          <table:table-cell office:value-type="float" office:value="0.018362" calcext:value-type="float">
            <text:p>0.018362</text:p>
          </table:table-cell>
          <table:table-cell table:formula="of:=[.D95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96]-[.B96])" office:value-type="float" office:value="0.0102214" calcext:value-type="float">
            <text:p>0.0102214</text:p>
          </table:table-cell>
          <table:table-cell table:formula="of:=ABS([.C96]-[.D96])" office:value-type="float" office:value="0.011638" calcext:value-type="float">
            <text:p>0.011638</text:p>
          </table:table-cell>
          <table:table-cell/>
        </table:table-row>
        <table:table-row table:style-name="ro2">
          <table:table-cell table:formula="of:=[.C97]+0.0024" office:value-type="float" office:value="0.0198879" calcext:value-type="float">
            <text:p>0.0198879</text:p>
          </table:table-cell>
          <table:table-cell office:value-type="float" office:value="0.0202651" calcext:value-type="float">
            <text:p>0.0202651</text:p>
          </table:table-cell>
          <table:table-cell office:value-type="float" office:value="0.0174879" calcext:value-type="float">
            <text:p>0.0174879</text:p>
          </table:table-cell>
          <table:table-cell table:formula="of:=[.D96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97]-[.B97])" office:value-type="float" office:value="0.0097349" calcext:value-type="float">
            <text:p>0.0097349</text:p>
          </table:table-cell>
          <table:table-cell table:formula="of:=ABS([.C97]-[.D97])" office:value-type="float" office:value="0.0125121" calcext:value-type="float">
            <text:p>0.0125121</text:p>
          </table:table-cell>
          <table:table-cell/>
        </table:table-row>
        <table:table-row table:style-name="ro2">
          <table:table-cell table:formula="of:=[.C98]+0.0024" office:value-type="float" office:value="0.0207143" calcext:value-type="float">
            <text:p>0.0207143</text:p>
          </table:table-cell>
          <table:table-cell office:value-type="float" office:value="0.0245046" calcext:value-type="float">
            <text:p>0.0245046</text:p>
          </table:table-cell>
          <table:table-cell office:value-type="float" office:value="0.0183143" calcext:value-type="float">
            <text:p>0.0183143</text:p>
          </table:table-cell>
          <table:table-cell table:formula="of:=[.D97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98]-[.B98])" office:value-type="float" office:value="0.0054954" calcext:value-type="float">
            <text:p>0.0054954</text:p>
          </table:table-cell>
          <table:table-cell table:formula="of:=ABS([.C98]-[.D98])" office:value-type="float" office:value="0.0116857" calcext:value-type="float">
            <text:p>0.0116857</text:p>
          </table:table-cell>
          <table:table-cell/>
        </table:table-row>
        <table:table-row table:style-name="ro2">
          <table:table-cell table:formula="of:=[.C99]+0.0024" office:value-type="float" office:value="0.0200355" calcext:value-type="float">
            <text:p>0.0200355</text:p>
          </table:table-cell>
          <table:table-cell office:value-type="float" office:value="0.0223353" calcext:value-type="float">
            <text:p>0.0223353</text:p>
          </table:table-cell>
          <table:table-cell office:value-type="float" office:value="0.0176355" calcext:value-type="float">
            <text:p>0.0176355</text:p>
          </table:table-cell>
          <table:table-cell table:formula="of:=[.D98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99]-[.B99])" office:value-type="float" office:value="0.0076647" calcext:value-type="float">
            <text:p>0.0076647</text:p>
          </table:table-cell>
          <table:table-cell table:formula="of:=ABS([.C99]-[.D99])" office:value-type="float" office:value="0.0123645" calcext:value-type="float">
            <text:p>0.0123645</text:p>
          </table:table-cell>
          <table:table-cell/>
        </table:table-row>
        <table:table-row table:style-name="ro2">
          <table:table-cell table:formula="of:=[.C100]+0.0024" office:value-type="float" office:value="0.0178012" calcext:value-type="float">
            <text:p>0.0178012</text:p>
          </table:table-cell>
          <table:table-cell office:value-type="float" office:value="0.0197771" calcext:value-type="float">
            <text:p>0.0197771</text:p>
          </table:table-cell>
          <table:table-cell office:value-type="float" office:value="0.0154012" calcext:value-type="float">
            <text:p>0.0154012</text:p>
          </table:table-cell>
          <table:table-cell table:formula="of:=[.D99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100]-[.B100])" office:value-type="float" office:value="0.0102229" calcext:value-type="float">
            <text:p>0.0102229</text:p>
          </table:table-cell>
          <table:table-cell table:formula="of:=ABS([.C100]-[.D100])" office:value-type="float" office:value="0.0145988" calcext:value-type="float">
            <text:p>0.0145988</text:p>
          </table:table-cell>
          <table:table-cell/>
        </table:table-row>
        <table:table-row table:style-name="ro2">
          <table:table-cell table:formula="of:=[.C101]+0.0024" office:value-type="float" office:value="0.0192356" calcext:value-type="float">
            <text:p>0.0192356</text:p>
          </table:table-cell>
          <table:table-cell office:value-type="float" office:value="0.0230982" calcext:value-type="float">
            <text:p>0.0230982</text:p>
          </table:table-cell>
          <table:table-cell office:value-type="float" office:value="0.0168356" calcext:value-type="float">
            <text:p>0.0168356</text:p>
          </table:table-cell>
          <table:table-cell table:formula="of:=[.D100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101]-[.B101])" office:value-type="float" office:value="0.0069018" calcext:value-type="float">
            <text:p>0.0069018</text:p>
          </table:table-cell>
          <table:table-cell table:formula="of:=ABS([.C101]-[.D101])" office:value-type="float" office:value="0.0131644" calcext:value-type="float">
            <text:p>0.0131644</text:p>
          </table:table-cell>
          <table:table-cell/>
        </table:table-row>
        <table:table-row table:style-name="ro2">
          <table:table-cell table:formula="of:=[.C102]+0.0024" office:value-type="float" office:value="0.0192356" calcext:value-type="float">
            <text:p>0.0192356</text:p>
          </table:table-cell>
          <table:table-cell office:value-type="float" office:value="0.0230982" calcext:value-type="float">
            <text:p>0.0230982</text:p>
          </table:table-cell>
          <table:table-cell office:value-type="float" office:value="0.0168356" calcext:value-type="float">
            <text:p>0.0168356</text:p>
          </table:table-cell>
          <table:table-cell table:formula="of:=[.D101]" office:value-type="float" office:value="0.03" calcext:value-type="float">
            <text:p>0.03</text:p>
          </table:table-cell>
          <table:table-cell/>
          <table:table-cell table:formula="of:=[.$B$104]" office:value-type="float" office:value="0.0215471" calcext:value-type="float">
            <text:p>0.0215471</text:p>
          </table:table-cell>
          <table:table-cell table:formula="of:=[.$D$104]" office:value-type="float" office:value="0.0207546" calcext:value-type="float">
            <text:p>0.0207546</text:p>
          </table:table-cell>
          <table:table-cell table:formula="of:=ABS([.D102]-[.B102])" office:value-type="float" office:value="0.0069018" calcext:value-type="float">
            <text:p>0.0069018</text:p>
          </table:table-cell>
          <table:table-cell table:formula="of:=ABS([.C102]-[.D102])" office:value-type="float" office:value="0.0131644" calcext:value-type="float">
            <text:p>0.0131644</text:p>
          </table:table-cell>
          <table:table-cell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office:value-type="string" calcext:value-type="string">
            <text:p>Media:</text:p>
          </table:table-cell>
          <table:table-cell table:style-name="ce2" table:formula="of:=MEDIAN([.B2:.B102])" office:value-type="float" office:value="0.0215471" calcext:value-type="float">
            <text:p>0.0215471</text:p>
          </table:table-cell>
          <table:table-cell table:style-name="ce2" table:formula="of:=MEDIAN([.C2:.C102])" office:value-type="float" office:value="0.0183546" calcext:value-type="float">
            <text:p>0.0183546</text:p>
          </table:table-cell>
          <table:table-cell table:style-name="ce2" table:formula="of:=MEDIAN([.A2:.A102])" office:value-type="float" office:value="0.0207546" calcext:value-type="float">
            <text:p>0.020754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style-name="ce1" office:value-type="string" calcext:value-type="string">
            <text:p>previo</text:p>
          </table:table-cell>
          <table:table-cell table:style-name="ce1" office:value-type="string" calcext:value-type="string">
            <text:p>actual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" table:formula="of:=VAR([.A2:.A102])" office:value-type="float" office:value="0.00000335293008128713" calcext:value-type="float">
            <text:p>3.35E-06</text:p>
          </table:table-cell>
          <table:table-cell table:style-name="ce3" table:formula="of:=VAR([.B2:.B102])" office:value-type="float" office:value="0.00000443894974881584" calcext:value-type="float">
            <text:p>4.44E-06</text:p>
          </table:table-cell>
          <table:table-cell table:formula="of:=VAR([.C2:.C102])" office:value-type="float" office:value="0.00000335293008128713" calcext:value-type="float">
            <text:p>3.35293008128713E-06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 table:number-rows-repeated="15"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Algoritmo </text:p>
          </table:table-cell>
          <table:table-cell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0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11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12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13">
      <number:scientific-number number:decimal-places="19" loext:min-decimal-places="19" number:min-integer-digits="1" number:min-exponent-digits="2" loext:exponent-interval="1" loext:forced-exponent-sign="true"/>
    </number:number-style>
    <number:number-style style:name="N114">
      <number:scientific-number number:decimal-places="20" loext:min-decimal-places="20" number:min-integer-digits="1" number:min-exponent-digits="2" loext:exponent-interval="1" loext:forced-exponent-sign="true"/>
    </number:number-style>
    <number:number-style style:name="N115">
      <number:number number:decimal-places="3" loext:min-decimal-places="3" number:min-integer-digits="1" number:grouping="true"/>
    </number:number-style>
    <number:number-style style:name="N116">
      <number:number number:decimal-places="4" loext:min-decimal-places="4" number:min-integer-digits="1" number:grouping="true"/>
    </number:number-style>
    <number:number-style style:name="N117">
      <number:number number:decimal-places="5" loext:min-decimal-places="5" number:min-integer-digits="1" number:grouping="true"/>
    </number:number-style>
    <number:number-style style:name="N118">
      <number:number number:decimal-places="6" loext:min-decimal-places="6" number:min-integer-digits="1" number:grouping="true"/>
    </number:number-style>
    <number:number-style style:name="N119">
      <number:number number:decimal-places="7" loext:min-decimal-places="7" number:min-integer-digits="1" number:grouping="true"/>
    </number:number-style>
    <number:number-style style:name="N120">
      <number:number number:decimal-places="8" loext:min-decimal-places="8" number:min-integer-digits="1" number:grouping="true"/>
    </number:number-style>
    <number:number-style style:name="N121">
      <number:number number:decimal-places="9" loext:min-decimal-places="9" number:min-integer-digits="1" number:grouping="true"/>
    </number:number-style>
    <number:number-style style:name="N122">
      <number:number number:decimal-places="10" loext:min-decimal-places="10" number:min-integer-digits="1" number:grouping="true"/>
    </number:number-style>
    <number:number-style style:name="N123">
      <number:number number:decimal-places="11" loext:min-decimal-places="11" number:min-integer-digits="1" number:grouping="true"/>
    </number:number-style>
    <number:number-style style:name="N124">
      <number:number number:decimal-places="12" loext:min-decimal-places="12" number:min-integer-digits="1" number:grouping="true"/>
    </number:number-style>
    <number:number-style style:name="N125">
      <number:number number:decimal-places="13" loext:min-decimal-places="13" number:min-integer-digits="1" number:grouping="true"/>
    </number:number-style>
    <number:currency-style style:name="N12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27P0"/>
    </number:currency-style>
    <number:currency-style style:name="N12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8P0"/>
    </number:currency-style>
    <number:currency-style style:name="N12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31P0"/>
    </number:currency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currency-style style:name="N137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37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39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39P0"/>
    </number:currency-style>
    <number:date-style style:name="N14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6">
      <number:day number:calendar="jewish"/>
      <number:text> </number:text>
      <number:month number:calendar="jewish" number:style="long" number:textual="true"/>
    </number:date-style>
    <number:date-style style:name="N147">
      <number:month number:calendar="jewish" number:style="long" number:textual="true"/>
      <number:text> </number:text>
      <number:day number:calendar="jewish"/>
    </number:date-style>
    <number:date-style style:name="N148">
      <number:month number:calendar="jewish" number:style="long" number:textual="true"/>
      <number:text> </number:text>
      <number:year number:calendar="jewish" number:style="long"/>
    </number:date-style>
    <number:date-style style:name="N149">
      <number:month number:calendar="jewish" number:style="long" number:textual="true"/>
    </number:date-style>
    <number:number-style style:name="N150">
      <number:number number:decimal-places="7" loext:min-decimal-places="7" number:min-integer-digits="1"/>
    </number:number-style>
    <number:number-style style:name="N151">
      <number:number number:decimal-places="8" loext:min-decimal-places="8" number:min-integer-digits="1"/>
    </number:number-style>
    <number:number-style style:name="N152">
      <number:number number:decimal-places="9" loext:min-decimal-places="9" number:min-integer-digits="1"/>
    </number:number-style>
    <number:number-style style:name="N153">
      <number:number number:decimal-places="10" loext:min-decimal-places="10" number:min-integer-digits="1"/>
    </number:number-style>
    <number:number-style style:name="N154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13:43:55.1974952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1T13:44:36.505565404</dc:date>
    <meta:editing-duration>PT6H41M57S</meta:editing-duration>
    <meta:editing-cycles>19</meta:editing-cycles>
    <meta:document-statistic meta:table-count="1" meta:cell-count="8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6600" draw:fill-color="#ff66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401cm" svg:height="15.241cm" xlink:href=".." xlink:type="simple" chart:class="chart:line" chart:style-name="ch1">
        <chart:title svg:x="10.216cm" svg:y="0.44cm" chart:style-name="ch2">
          <text:p>Estimación Altura</text:p>
        </chart:title>
        <chart:subtitle svg:x="10.454cm" svg:y="1.691cm" chart:style-name="ch3">
          <text:p>Barra de chocolate</text:p>
        </chart:subtitle>
        <chart:legend chart:legend-position="end" svg:x="18.607cm" svg:y="6.192cm" style:legend-expansion="high" chart:style-name="ch4"/>
        <chart:plot-area chart:style-name="ch5" table:cell-range-address="height_chocolate.A1:height_chocolate.B102 height_chocolate.F2:height_chocolate.G102 height_chocolate.D1:height_chocolate.D102" chart:data-source-has-labels="row" svg:x="1.811cm" svg:y="2.848cm" svg:width="16.288cm" svg:height="10.816cm">
          <chartooo:coordinate-region svg:x="2.909cm" svg:y="2.969cm" svg:width="15.05cm" svg:height="9.692cm"/>
          <chart:axis chart:dimension="x" chart:name="primary-x" chart:style-name="ch6">
            <chart:title svg:x="8.926cm" svg:y="13.968cm" chart:style-name="ch7">
              <text:p>Eventos</text:p>
            </chart:title>
          </chart:axis>
          <chart:axis chart:dimension="y" chart:name="primary-y" chart:style-name="ch6">
            <chart:title svg:x="0.451cm" svg:y="9.417cm" chart:style-name="ch8">
              <text:p>Altura [m]</text:p>
            </chart:title>
            <chart:grid chart:style-name="ch9" chart:class="major"/>
          </chart:axis>
          <chart:series chart:style-name="ch10" chart:values-cell-range-address="height_chocolate.B2:height_chocolate.B102" chart:label-cell-address="height_chocolate.B1:height_chocolate.B1" chart:class="chart:line">
            <chart:data-point chart:repeated="101"/>
          </chart:series>
          <chart:series chart:style-name="ch11" chart:values-cell-range-address="height_chocolate.F3:height_chocolate.F102" chart:label-cell-address="height_chocolate.F2:height_chocolate.F2" chart:class="chart:line">
            <chart:data-point chart:repeated="100"/>
          </chart:series>
          <chart:series chart:style-name="ch12" chart:values-cell-range-address="height_chocolate.G3:height_chocolate.G102" chart:label-cell-address="height_chocolate.G2:height_chocolate.G2" chart:class="chart:line">
            <chart:data-point chart:repeated="100"/>
          </chart:series>
          <chart:series chart:style-name="ch13" chart:values-cell-range-address="height_chocolate.A2:height_chocolate.A102" chart:label-cell-address="height_chocolate.A1:height_chocolate.A1" chart:class="chart:line">
            <chart:data-point chart:repeated="101"/>
          </chart:series>
          <chart:series chart:style-name="ch14" chart:values-cell-range-address="height_chocolate.D2:height_chocolate.D102" chart:label-cell-address="height_chocolate.D1:height_chocolate.D1" chart:class="chart:line">
            <chart:data-point chart:repeated="10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mo actual</text:p>
                <draw:g>
                  <svg:desc>height_chocolate.B1:height_chocolate.B1</svg:desc>
                </draw:g>
              </table:table-cell>
              <table:table-cell office:value-type="string">
                <text:p>Media (Algoritmo actual)</text:p>
                <draw:g>
                  <svg:desc>height_chocolate.F2:height_chocolate.F2</svg:desc>
                </draw:g>
              </table:table-cell>
              <table:table-cell office:value-type="string">
                <text:p>Media (Algoritmo previo)</text:p>
                <draw:g>
                  <svg:desc>height_chocolate.G2:height_chocolate.G2</svg:desc>
                </draw:g>
              </table:table-cell>
              <table:table-cell office:value-type="string">
                <text:p>Algoritmo previo</text:p>
                <draw:g>
                  <svg:desc>height_chocolate.A1:height_chocolate.A1</svg:desc>
                </draw:g>
              </table:table-cell>
              <table:table-cell office:value-type="string">
                <text:p>Ideal</text:p>
                <draw:g>
                  <svg:desc>height_chocolate.D1:height_chocolat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4007">
                <text:p>0.0254007</text:p>
                <draw:g>
                  <svg:desc>height_chocolate.B2:height_chocolate.B102</svg:desc>
                </draw:g>
              </table:table-cell>
              <table:table-cell office:value-type="float" office:value="0.0215471">
                <text:p>0.0215471</text:p>
                <draw:g>
                  <svg:desc>height_chocolate.F3:height_chocolate.F102</svg:desc>
                </draw:g>
              </table:table-cell>
              <table:table-cell office:value-type="float" office:value="0.0207546">
                <text:p>0.0207546</text:p>
                <draw:g>
                  <svg:desc>height_chocolate.G3:height_chocolate.G102</svg:desc>
                </draw:g>
              </table:table-cell>
              <table:table-cell office:value-type="float" office:value="0.0213192">
                <text:p>0.0213192</text:p>
                <draw:g>
                  <svg:desc>height_chocolate.A2:height_chocolate.A102</svg:desc>
                </draw:g>
              </table:table-cell>
              <table:table-cell office:value-type="float" office:value="0.03">
                <text:p>0.03</text:p>
                <draw:g>
                  <svg:desc>height_chocolate.D2:height_chocolate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2695">
                <text:p>0.0202695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99912">
                <text:p>0.019991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23442">
                <text:p>0.0223442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99825">
                <text:p>0.019982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37235">
                <text:p>0.023723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751">
                <text:p>0.022751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75734">
                <text:p>0.017573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40266">
                <text:p>0.0240266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22619">
                <text:p>0.022261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37047">
                <text:p>0.023704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15485">
                <text:p>0.0215485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21974">
                <text:p>0.022197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97786">
                <text:p>0.0197786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07794">
                <text:p>0.020779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54007">
                <text:p>0.025400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84827">
                <text:p>0.01848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00227">
                <text:p>0.020022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92383">
                <text:p>0.019238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29415">
                <text:p>0.0229415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22495">
                <text:p>0.022249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30117">
                <text:p>0.023011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07721">
                <text:p>0.020772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30982">
                <text:p>0.0230982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4411">
                <text:p>0.02441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09275">
                <text:p>0.0209275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15721">
                <text:p>0.021572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30117">
                <text:p>0.023011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78012">
                <text:p>0.017801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02695">
                <text:p>0.0202695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70072">
                <text:p>0.017007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23353">
                <text:p>0.0223353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07794">
                <text:p>0.020779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97771">
                <text:p>0.0197771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62617">
                <text:p>0.016261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7815">
                <text:p>0.0197815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06931">
                <text:p>0.020693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29667">
                <text:p>0.022966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07735">
                <text:p>0.020773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2118">
                <text:p>0.022118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37516">
                <text:p>0.02375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97815">
                <text:p>0.0197815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98406">
                <text:p>0.019840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43376">
                <text:p>0.0243376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22544">
                <text:p>0.022254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27495">
                <text:p>0.0227495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92223">
                <text:p>0.019222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09156">
                <text:p>0.0209156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93303">
                <text:p>0.01933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43376">
                <text:p>0.0243376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92386">
                <text:p>0.019238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71605">
                <text:p>0.0171605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91829">
                <text:p>0.019182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09156">
                <text:p>0.0209156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07325">
                <text:p>0.020732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9159">
                <text:p>0.019159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91889">
                <text:p>0.019188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00005">
                <text:p>0.0200005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92297">
                <text:p>0.019229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97815">
                <text:p>0.0197815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98511">
                <text:p>0.019851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29667">
                <text:p>0.022966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15664">
                <text:p>0.02156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2118">
                <text:p>0.022118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4411">
                <text:p>0.02441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09156">
                <text:p>0.0209156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20394">
                <text:p>0.022039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29667">
                <text:p>0.022966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00297">
                <text:p>0.020029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2118">
                <text:p>0.022118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14359">
                <text:p>0.021435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54007">
                <text:p>0.025400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22137">
                <text:p>0.022213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15485">
                <text:p>0.0215485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28601">
                <text:p>0.02286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71605">
                <text:p>0.0171605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15219">
                <text:p>0.021521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12274">
                <text:p>0.0212274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22137">
                <text:p>0.022213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29667">
                <text:p>0.022966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2196">
                <text:p>0.02219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91427">
                <text:p>0.019142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07709">
                <text:p>0.020770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97771">
                <text:p>0.0197771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00355">
                <text:p>0.020035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91605">
                <text:p>0.0191605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00355">
                <text:p>0.020035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0929">
                <text:p>0.020929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00283">
                <text:p>0.020028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97771">
                <text:p>0.0197771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70102">
                <text:p>0.01701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30982">
                <text:p>0.0230982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30063">
                <text:p>0.023006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38599">
                <text:p>0.0238599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00385">
                <text:p>0.020038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978">
                <text:p>0.01978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92045">
                <text:p>0.019204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2118">
                <text:p>0.022118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92415">
                <text:p>0.01924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29667">
                <text:p>0.022966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07605">
                <text:p>0.020760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88963">
                <text:p>0.0188963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22633">
                <text:p>0.022263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9159">
                <text:p>0.019159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00222">
                <text:p>0.020022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29667">
                <text:p>0.022966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07809">
                <text:p>0.020780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27808">
                <text:p>0.0227808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15161">
                <text:p>0.021516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76918">
                <text:p>0.01769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38746">
                <text:p>0.0238746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14039">
                <text:p>0.021403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12259">
                <text:p>0.0212259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9882">
                <text:p>0.01988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71605">
                <text:p>0.0171605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07172">
                <text:p>0.020717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08062">
                <text:p>0.0208062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99853">
                <text:p>0.019985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00257">
                <text:p>0.020025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07201">
                <text:p>0.02072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71605">
                <text:p>0.0171605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28616">
                <text:p>0.02286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08062">
                <text:p>0.0208062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0734">
                <text:p>0.02073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15485">
                <text:p>0.0215485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14493">
                <text:p>0.021449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40266">
                <text:p>0.0240266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07101">
                <text:p>0.02071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02651">
                <text:p>0.0202651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37546">
                <text:p>0.02375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45046">
                <text:p>0.0245046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0775">
                <text:p>0.02077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23353">
                <text:p>0.0223353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92415">
                <text:p>0.01924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60277">
                <text:p>0.026027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70102">
                <text:p>0.01701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38746">
                <text:p>0.0238746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84975">
                <text:p>0.018497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00257">
                <text:p>0.020025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21915">
                <text:p>0.02219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91501">
                <text:p>0.0191501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9159">
                <text:p>0.019159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22108">
                <text:p>0.022210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38732">
                <text:p>0.0238732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85408">
                <text:p>0.018540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83707">
                <text:p>0.018370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2866">
                <text:p>0.02286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28586">
                <text:p>0.022858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15485">
                <text:p>0.0215485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77064">
                <text:p>0.01770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88963">
                <text:p>0.0188963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924">
                <text:p>0.0192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9159">
                <text:p>0.019159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37294">
                <text:p>0.023729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00227">
                <text:p>0.020022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77064">
                <text:p>0.01770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83707">
                <text:p>0.018370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23103">
                <text:p>0.02231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83707">
                <text:p>0.018370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23103">
                <text:p>0.02231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54007">
                <text:p>0.025400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28586">
                <text:p>0.022858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97815">
                <text:p>0.0197815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29604">
                <text:p>0.022960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88963">
                <text:p>0.0188963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924">
                <text:p>0.0192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08062">
                <text:p>0.0208062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30048">
                <text:p>0.023004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23294">
                <text:p>0.0223294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78012">
                <text:p>0.017801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60277">
                <text:p>0.026027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15662">
                <text:p>0.021566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38746">
                <text:p>0.0238746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14359">
                <text:p>0.021435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43376">
                <text:p>0.0243376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07694">
                <text:p>0.020769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2118">
                <text:p>0.022118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36909">
                <text:p>0.023690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08062">
                <text:p>0.0208062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99853">
                <text:p>0.019985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00257">
                <text:p>0.020025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22092">
                <text:p>0.022209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97786">
                <text:p>0.0197786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0762">
                <text:p>0.02076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02651">
                <text:p>0.0202651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98879">
                <text:p>0.019887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45046">
                <text:p>0.0245046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07143">
                <text:p>0.020714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23353">
                <text:p>0.0223353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200355">
                <text:p>0.020035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97771">
                <text:p>0.0197771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78012">
                <text:p>0.017801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30982">
                <text:p>0.0230982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192356">
                <text:p>0.019235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30982">
                <text:p>0.0230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2356">
                <text:p>0.0192356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